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4-0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0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0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4-12-20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4-12-20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4-10-0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1-0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8-3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6-21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1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1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99648" calcext:value-type="float">
            <text:p>1649.1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47832" calcext:value-type="float">
            <text:p>1649.1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66704" calcext:value-type="float">
            <text:p>1649.2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60608" calcext:value-type="float">
            <text:p>1649.2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54512" calcext:value-type="float">
            <text:p>1649.2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84992" calcext:value-type="float">
            <text:p>1649.2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63656" calcext:value-type="float">
            <text:p>1649.2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45368" calcext:value-type="float">
            <text:p>1649.2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48416" calcext:value-type="float">
            <text:p>1649.2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66704" calcext:value-type="float">
            <text:p>1649.2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69752" calcext:value-type="float">
            <text:p>1649.2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75848" calcext:value-type="float">
            <text:p>1649.2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66704" calcext:value-type="float">
            <text:p>1649.2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81944" calcext:value-type="float">
            <text:p>1649.2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81944" calcext:value-type="float">
            <text:p>1649.2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48416" calcext:value-type="float">
            <text:p>1649.2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36224" calcext:value-type="float">
            <text:p>1649.2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48416" calcext:value-type="float">
            <text:p>1649.2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75848" calcext:value-type="float">
            <text:p>1649.2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00232" calcext:value-type="float">
            <text:p>1649.3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00232" calcext:value-type="float">
            <text:p>1649.3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84992" calcext:value-type="float">
            <text:p>1649.2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84992" calcext:value-type="float">
            <text:p>1649.2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94136" calcext:value-type="float">
            <text:p>1649.2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15472" calcext:value-type="float">
            <text:p>1649.3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00232" calcext:value-type="float">
            <text:p>1649.3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75848" calcext:value-type="float">
            <text:p>1649.2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81944" calcext:value-type="float">
            <text:p>1649.2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81944" calcext:value-type="float">
            <text:p>1649.2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06328" calcext:value-type="float">
            <text:p>1649.3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97184" calcext:value-type="float">
            <text:p>1649.2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0328" calcext:value-type="float">
            <text:p>1649.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0328" calcext:value-type="float">
            <text:p>1649.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15472" calcext:value-type="float">
            <text:p>1649.3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1852" calcext:value-type="float">
            <text:p>1649.3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91088" calcext:value-type="float">
            <text:p>1649.2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84992" calcext:value-type="float">
            <text:p>1649.2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75848" calcext:value-type="float">
            <text:p>1649.2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728" calcext:value-type="float">
            <text:p>1649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84992" calcext:value-type="float">
            <text:p>1649.2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728" calcext:value-type="float">
            <text:p>1649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75848" calcext:value-type="float">
            <text:p>1649.2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66704" calcext:value-type="float">
            <text:p>1649.2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69752" calcext:value-type="float">
            <text:p>1649.2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28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728" calcext:value-type="float">
            <text:p>1649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63656" calcext:value-type="float">
            <text:p>1649.2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78896" calcext:value-type="float">
            <text:p>1649.2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39272" calcext:value-type="float">
            <text:p>1649.2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39272" calcext:value-type="float">
            <text:p>1649.2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45368" calcext:value-type="float">
            <text:p>1649.2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78896" calcext:value-type="float">
            <text:p>1649.2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81944" calcext:value-type="float">
            <text:p>1649.2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36224" calcext:value-type="float">
            <text:p>1649.2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20984" calcext:value-type="float">
            <text:p>1649.2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17936" calcext:value-type="float">
            <text:p>1649.2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87456" calcext:value-type="float">
            <text:p>1649.1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72216" calcext:value-type="float">
            <text:p>1649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78312" calcext:value-type="float">
            <text:p>1649.1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17936" calcext:value-type="float">
            <text:p>1649.2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02696" calcext:value-type="float">
            <text:p>1649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90504" calcext:value-type="float">
            <text:p>1649.1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93552" calcext:value-type="float">
            <text:p>1649.1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72216" calcext:value-type="float">
            <text:p>1649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87456" calcext:value-type="float">
            <text:p>1649.1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17936" calcext:value-type="float">
            <text:p>1649.2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93552" calcext:value-type="float">
            <text:p>1649.1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05744" calcext:value-type="float">
            <text:p>1649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87456" calcext:value-type="float">
            <text:p>1649.1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69168" calcext:value-type="float">
            <text:p>1649.1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60024" calcext:value-type="float">
            <text:p>1649.1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5088" calcext:value-type="float">
            <text:p>1649.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72216" calcext:value-type="float">
            <text:p>1649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8136" calcext:value-type="float">
            <text:p>1649.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84408" calcext:value-type="float">
            <text:p>1649.1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84408" calcext:value-type="float">
            <text:p>1649.1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87456" calcext:value-type="float">
            <text:p>1649.1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90504" calcext:value-type="float">
            <text:p>1649.1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6612" calcext:value-type="float">
            <text:p>1649.1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60024" calcext:value-type="float">
            <text:p>1649.1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63072" calcext:value-type="float">
            <text:p>1649.1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44784" calcext:value-type="float">
            <text:p>1649.1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53928" calcext:value-type="float">
            <text:p>1649.1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41736" calcext:value-type="float">
            <text:p>1649.1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60024" calcext:value-type="float">
            <text:p>1649.1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90504" calcext:value-type="float">
            <text:p>1649.1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99648" calcext:value-type="float">
            <text:p>1649.1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90504" calcext:value-type="float">
            <text:p>1649.1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93552" calcext:value-type="float">
            <text:p>1649.1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02696" calcext:value-type="float">
            <text:p>1649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72216" calcext:value-type="float">
            <text:p>1649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38688" calcext:value-type="float">
            <text:p>1649.1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26496" calcext:value-type="float">
            <text:p>1649.1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56976" calcext:value-type="float">
            <text:p>1649.1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47832" calcext:value-type="float">
            <text:p>1649.1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204" calcext:value-type="float">
            <text:p>1649.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02112" calcext:value-type="float">
            <text:p>1649.1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77728" calcext:value-type="float">
            <text:p>1649.0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80776" calcext:value-type="float">
            <text:p>1649.0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77728" calcext:value-type="float">
            <text:p>1649.0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68584" calcext:value-type="float">
            <text:p>1649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86872" calcext:value-type="float">
            <text:p>1649.0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86872" calcext:value-type="float">
            <text:p>1649.0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65536" calcext:value-type="float">
            <text:p>1649.0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68584" calcext:value-type="float">
            <text:p>1649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47248" calcext:value-type="float">
            <text:p>1649.0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41152" calcext:value-type="float">
            <text:p>1649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41152" calcext:value-type="float">
            <text:p>1649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22864" calcext:value-type="float">
            <text:p>1649.0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61904" calcext:value-type="float">
            <text:p>1648.9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5276" calcext:value-type="float">
            <text:p>1648.9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3752" calcext:value-type="float">
            <text:p>1648.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28376" calcext:value-type="float">
            <text:p>1648.9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31424" calcext:value-type="float">
            <text:p>1648.9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40568" calcext:value-type="float">
            <text:p>1648.9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03992" calcext:value-type="float">
            <text:p>1648.9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00944" calcext:value-type="float">
            <text:p>1648.9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94848" calcext:value-type="float">
            <text:p>1648.8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85704" calcext:value-type="float">
            <text:p>1648.8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0704" calcext:value-type="float">
            <text:p>1648.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28376" calcext:value-type="float">
            <text:p>1648.9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68" calcext:value-type="float">
            <text:p>1648.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16768" calcext:value-type="float">
            <text:p>1649.0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1372" calcext:value-type="float">
            <text:p>1649.0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74096" calcext:value-type="float">
            <text:p>1648.9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25328" calcext:value-type="float">
            <text:p>1648.9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13136" calcext:value-type="float">
            <text:p>1648.9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0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00944" calcext:value-type="float">
            <text:p>1648.9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40568" calcext:value-type="float">
            <text:p>1648.9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5276" calcext:value-type="float">
            <text:p>1648.9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34472" calcext:value-type="float">
            <text:p>1648.9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97896" calcext:value-type="float">
            <text:p>1648.8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73512" calcext:value-type="float">
            <text:p>1648.8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79608" calcext:value-type="float">
            <text:p>1648.8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0704" calcext:value-type="float">
            <text:p>1648.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13136" calcext:value-type="float">
            <text:p>1648.9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34472" calcext:value-type="float">
            <text:p>1648.9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3752" calcext:value-type="float">
            <text:p>1648.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73512" calcext:value-type="float">
            <text:p>1648.8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43032" calcext:value-type="float">
            <text:p>1648.8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09504" calcext:value-type="float">
            <text:p>1648.8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24744" calcext:value-type="float">
            <text:p>1648.8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52176" calcext:value-type="float">
            <text:p>1648.8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4608" calcext:value-type="float">
            <text:p>1648.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7656" calcext:value-type="float">
            <text:p>1648.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10088" calcext:value-type="float">
            <text:p>1648.9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28376" calcext:value-type="float">
            <text:p>1648.9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16184" calcext:value-type="float">
            <text:p>1648.9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10088" calcext:value-type="float">
            <text:p>1648.9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85704" calcext:value-type="float">
            <text:p>1648.8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70464" calcext:value-type="float">
            <text:p>1648.8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70464" calcext:value-type="float">
            <text:p>1648.8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73512" calcext:value-type="float">
            <text:p>1648.8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82656" calcext:value-type="float">
            <text:p>1648.8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918" calcext:value-type="float">
            <text:p>1648.8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85704" calcext:value-type="float">
            <text:p>1648.8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94848" calcext:value-type="float">
            <text:p>1648.8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70464" calcext:value-type="float">
            <text:p>1648.8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43032" calcext:value-type="float">
            <text:p>1648.8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39984" calcext:value-type="float">
            <text:p>1648.8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6132" calcext:value-type="float">
            <text:p>1648.8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36936" calcext:value-type="float">
            <text:p>1648.8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24744" calcext:value-type="float">
            <text:p>1648.8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156" calcext:value-type="float">
            <text:p>1648.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1-01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72928" calcext:value-type="float">
            <text:p>1648.7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8512" calcext:value-type="float">
            <text:p>1648.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51592" calcext:value-type="float">
            <text:p>1648.7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36352" calcext:value-type="float">
            <text:p>1648.7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21112" calcext:value-type="float">
            <text:p>1648.7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30256" calcext:value-type="float">
            <text:p>1648.7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18064" calcext:value-type="float">
            <text:p>1648.7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687584" calcext:value-type="float">
            <text:p>1648.6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6632" calcext:value-type="float">
            <text:p>1648.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687584" calcext:value-type="float">
            <text:p>1648.6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675392" calcext:value-type="float">
            <text:p>1648.6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644912" calcext:value-type="float">
            <text:p>1648.6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593096" calcext:value-type="float">
            <text:p>1648.5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52604" calcext:value-type="float">
            <text:p>1648.5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398024" calcext:value-type="float">
            <text:p>1648.3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92512" calcext:value-type="float">
            <text:p>1648.4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501656" calcext:value-type="float">
            <text:p>1648.5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522992" calcext:value-type="float">
            <text:p>1648.5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504704" calcext:value-type="float">
            <text:p>1648.5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55936" calcext:value-type="float">
            <text:p>1648.4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31552" calcext:value-type="float">
            <text:p>1648.4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22408" calcext:value-type="float">
            <text:p>1648.4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379736" calcext:value-type="float">
            <text:p>1648.3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315728" calcext:value-type="float">
            <text:p>1648.3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242576" calcext:value-type="float">
            <text:p>1648.2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187712" calcext:value-type="float">
            <text:p>1648.1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71888" calcext:value-type="float">
            <text:p>1648.0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16028" calcext:value-type="float">
            <text:p>1648.1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151136" calcext:value-type="float">
            <text:p>1648.1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8408" calcext:value-type="float">
            <text:p>1648.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50552" calcext:value-type="float">
            <text:p>1648.0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974352" calcext:value-type="float">
            <text:p>1647.9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928632" calcext:value-type="float">
            <text:p>1647.9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06712" calcext:value-type="float">
            <text:p>1647.8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21368" calcext:value-type="float">
            <text:p>1647.7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639072" calcext:value-type="float">
            <text:p>1647.6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23248" calcext:value-type="float">
            <text:p>1647.5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46464" calcext:value-type="float">
            <text:p>1647.3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57488" calcext:value-type="float">
            <text:p>1647.1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5632" calcext:value-type="float">
            <text:p>1646.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89848" calcext:value-type="float">
            <text:p>1646.9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62288" calcext:value-type="float">
            <text:p>1647.4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639072" calcext:value-type="float">
            <text:p>1647.6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3544" calcext:value-type="float">
            <text:p>1647.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92184" calcext:value-type="float">
            <text:p>1647.3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09888" calcext:value-type="float">
            <text:p>1647.3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81872" calcext:value-type="float">
            <text:p>1647.1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23376" calcext:value-type="float">
            <text:p>1647.0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785632" calcext:value-type="float">
            <text:p>1646.7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496072" calcext:value-type="float">
            <text:p>1646.4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121168" calcext:value-type="float">
            <text:p>1646.1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685304" calcext:value-type="float">
            <text:p>1645.6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70664" calcext:value-type="float">
            <text:p>1645.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804176" calcext:value-type="float">
            <text:p>1645.8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926096" calcext:value-type="float">
            <text:p>1645.9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993152" calcext:value-type="float">
            <text:p>1645.9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182128" calcext:value-type="float">
            <text:p>1646.1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477784" calcext:value-type="float">
            <text:p>1646.4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736864" calcext:value-type="float">
            <text:p>1646.7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868" calcext:value-type="float">
            <text:p>1646.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15984" calcext:value-type="float">
            <text:p>1647.3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9-0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34144" calcext:value-type="float">
            <text:p>1647.8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71888" calcext:value-type="float">
            <text:p>1648.0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6884" calcext:value-type="float">
            <text:p>1648.0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81032" calcext:value-type="float">
            <text:p>1648.0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93224" calcext:value-type="float">
            <text:p>1648.0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47504" calcext:value-type="float">
            <text:p>1648.0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56648" calcext:value-type="float">
            <text:p>1648.0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35312" calcext:value-type="float">
            <text:p>1648.0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01784" calcext:value-type="float">
            <text:p>1648.0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968256" calcext:value-type="float">
            <text:p>1647.9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8596" calcext:value-type="float">
            <text:p>1647.8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76232" calcext:value-type="float">
            <text:p>1647.7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636024" calcext:value-type="float">
            <text:p>1647.6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87256" calcext:value-type="float">
            <text:p>1647.5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04376" calcext:value-type="float">
            <text:p>1647.4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06256" calcext:value-type="float">
            <text:p>1647.2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5632" calcext:value-type="float">
            <text:p>1646.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797824" calcext:value-type="float">
            <text:p>1646.7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861832" calcext:value-type="float">
            <text:p>1646.8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62416" calcext:value-type="float">
            <text:p>1646.9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05672" calcext:value-type="float">
            <text:p>1647.1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60536" calcext:value-type="float">
            <text:p>1647.1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09304" calcext:value-type="float">
            <text:p>1647.2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92896" calcext:value-type="float">
            <text:p>1646.9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810016" calcext:value-type="float">
            <text:p>1646.8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538744" calcext:value-type="float">
            <text:p>1646.5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432064" calcext:value-type="float">
            <text:p>1646.4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477784" calcext:value-type="float">
            <text:p>1646.4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465592" calcext:value-type="float">
            <text:p>1646.4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374152" calcext:value-type="float">
            <text:p>1646.3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39244" calcext:value-type="float">
            <text:p>1646.3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43816" calcext:value-type="float">
            <text:p>1646.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429016" calcext:value-type="float">
            <text:p>1646.4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328432" calcext:value-type="float">
            <text:p>1646.3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099832" calcext:value-type="float">
            <text:p>1646.0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791984" calcext:value-type="float">
            <text:p>1645.7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785888" calcext:value-type="float">
            <text:p>1645.7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75236" calcext:value-type="float">
            <text:p>1645.7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816368" calcext:value-type="float">
            <text:p>1645.8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831608" calcext:value-type="float">
            <text:p>1645.8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130312" calcext:value-type="float">
            <text:p>1646.1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105928" calcext:value-type="float">
            <text:p>1646.1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709688" calcext:value-type="float">
            <text:p>1645.7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603008" calcext:value-type="float">
            <text:p>1645.6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606056" calcext:value-type="float">
            <text:p>1645.6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837704" calcext:value-type="float">
            <text:p>1645.8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926096" calcext:value-type="float">
            <text:p>1645.9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892568" calcext:value-type="float">
            <text:p>1645.8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941336" calcext:value-type="float">
            <text:p>1645.9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121168" calcext:value-type="float">
            <text:p>1646.1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301" calcext:value-type="float">
            <text:p>1646.3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578368" calcext:value-type="float">
            <text:p>1646.5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81916" calcext:value-type="float">
            <text:p>1646.8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50096" calcext:value-type="float">
            <text:p>1647.4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47632" calcext:value-type="float">
            <text:p>1647.5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9828" calcext:value-type="float">
            <text:p>1647.3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7636" calcext:value-type="float">
            <text:p>1647.2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81288" calcext:value-type="float">
            <text:p>1647.0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89536" calcext:value-type="float">
            <text:p>1646.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62104" calcext:value-type="float">
            <text:p>1646.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307096" calcext:value-type="float">
            <text:p>1646.3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020584" calcext:value-type="float">
            <text:p>1646.0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587768" calcext:value-type="float">
            <text:p>1645.5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502424" calcext:value-type="float">
            <text:p>1645.5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56948" calcext:value-type="float">
            <text:p>1645.5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636536" calcext:value-type="float">
            <text:p>1645.6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70664" calcext:value-type="float">
            <text:p>1645.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804176" calcext:value-type="float">
            <text:p>1645.8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98096" calcext:value-type="float">
            <text:p>1645.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2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108976" calcext:value-type="float">
            <text:p>1646.1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19432" calcext:value-type="float">
            <text:p>1646.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304048" calcext:value-type="float">
            <text:p>1646.3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462544" calcext:value-type="float">
            <text:p>1646.4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74296" calcext:value-type="float">
            <text:p>1646.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04504" calcext:value-type="float">
            <text:p>1646.9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74608" calcext:value-type="float">
            <text:p>1646.9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14816" calcext:value-type="float">
            <text:p>1647.1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58656" calcext:value-type="float">
            <text:p>1647.3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0308" calcext:value-type="float">
            <text:p>1647.7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193808" calcext:value-type="float">
            <text:p>1648.1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45496" calcext:value-type="float">
            <text:p>1648.7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77144" calcext:value-type="float">
            <text:p>1648.9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71048" calcext:value-type="float">
            <text:p>1648.9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46664" calcext:value-type="float">
            <text:p>1648.9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2228" calcext:value-type="float">
            <text:p>1648.9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85704" calcext:value-type="float">
            <text:p>1648.8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88752" calcext:value-type="float">
            <text:p>1648.8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7656" calcext:value-type="float">
            <text:p>1648.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6132" calcext:value-type="float">
            <text:p>1648.8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27792" calcext:value-type="float">
            <text:p>1648.8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94264" calcext:value-type="float">
            <text:p>1648.7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394" calcext:value-type="float">
            <text:p>1648.7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672344" calcext:value-type="float">
            <text:p>1648.6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611384" calcext:value-type="float">
            <text:p>1648.6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574808" calcext:value-type="float">
            <text:p>1648.5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5108" calcext:value-type="float">
            <text:p>1648.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31552" calcext:value-type="float">
            <text:p>1648.4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303536" calcext:value-type="float">
            <text:p>1648.3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22124" calcext:value-type="float">
            <text:p>1648.2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93224" calcext:value-type="float">
            <text:p>1648.0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919488" calcext:value-type="float">
            <text:p>1647.9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21368" calcext:value-type="float">
            <text:p>1647.7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44" calcext:value-type="float">
            <text:p>1647.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27008" calcext:value-type="float">
            <text:p>1647.1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81916" calcext:value-type="float">
            <text:p>1646.8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874024" calcext:value-type="float">
            <text:p>1646.8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3252" calcext:value-type="float">
            <text:p>1647.0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64168" calcext:value-type="float">
            <text:p>1647.2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59824" calcext:value-type="float">
            <text:p>1647.5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928632" calcext:value-type="float">
            <text:p>1647.9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132848" calcext:value-type="float">
            <text:p>1648.1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971304" calcext:value-type="float">
            <text:p>1647.9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986544" calcext:value-type="float">
            <text:p>1647.9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398024" calcext:value-type="float">
            <text:p>1648.3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45496" calcext:value-type="float">
            <text:p>1648.7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99064" calcext:value-type="float">
            <text:p>1649.0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97184" calcext:value-type="float">
            <text:p>1649.2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21568" calcext:value-type="float">
            <text:p>1649.3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8804" calcext:value-type="float">
            <text:p>1649.2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45368" calcext:value-type="float">
            <text:p>1649.2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20984" calcext:value-type="float">
            <text:p>1649.2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20984" calcext:value-type="float">
            <text:p>1649.2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54512" calcext:value-type="float">
            <text:p>1649.2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81944" calcext:value-type="float">
            <text:p>1649.2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728" calcext:value-type="float">
            <text:p>1649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2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73384" calcext:value-type="float">
            <text:p>1649.3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91672" calcext:value-type="float">
            <text:p>1649.3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73384" calcext:value-type="float">
            <text:p>1649.3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82528" calcext:value-type="float">
            <text:p>1649.3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21568" calcext:value-type="float">
            <text:p>1649.3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6424" calcext:value-type="float">
            <text:p>1649.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85576" calcext:value-type="float">
            <text:p>1649.3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64824" calcext:value-type="float">
            <text:p>1649.4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7092" calcext:value-type="float">
            <text:p>1649.4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64824" calcext:value-type="float">
            <text:p>1649.4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89208" calcext:value-type="float">
            <text:p>1649.4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5568" calcext:value-type="float">
            <text:p>1649.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28248" calcext:value-type="float">
            <text:p>1649.4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46536" calcext:value-type="float">
            <text:p>1649.4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37392" calcext:value-type="float">
            <text:p>1649.4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64824" calcext:value-type="float">
            <text:p>1649.4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46536" calcext:value-type="float">
            <text:p>1649.4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43488" calcext:value-type="float">
            <text:p>1649.4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80064" calcext:value-type="float">
            <text:p>1649.4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80064" calcext:value-type="float">
            <text:p>1649.4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8616" calcext:value-type="float">
            <text:p>1649.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73968" calcext:value-type="float">
            <text:p>1649.4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28248" calcext:value-type="float">
            <text:p>1649.4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42904" calcext:value-type="float">
            <text:p>1649.3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85576" calcext:value-type="float">
            <text:p>1649.3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50168" calcext:value-type="float">
            <text:p>1649.5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22736" calcext:value-type="float">
            <text:p>1649.5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3188" calcext:value-type="float">
            <text:p>1649.5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3188" calcext:value-type="float">
            <text:p>1649.5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4712" calcext:value-type="float">
            <text:p>1649.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41024" calcext:value-type="float">
            <text:p>1649.5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37976" calcext:value-type="float">
            <text:p>1649.5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41024" calcext:value-type="float">
            <text:p>1649.5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28832" calcext:value-type="float">
            <text:p>1649.5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25784" calcext:value-type="float">
            <text:p>1649.5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07496" calcext:value-type="float">
            <text:p>1649.5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07496" calcext:value-type="float">
            <text:p>1649.5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1664" calcext:value-type="float">
            <text:p>1649.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04448" calcext:value-type="float">
            <text:p>1649.5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13592" calcext:value-type="float">
            <text:p>1649.5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19688" calcext:value-type="float">
            <text:p>1649.5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04448" calcext:value-type="float">
            <text:p>1649.5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95304" calcext:value-type="float">
            <text:p>1649.4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80064" calcext:value-type="float">
            <text:p>1649.4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64824" calcext:value-type="float">
            <text:p>1649.4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58728" calcext:value-type="float">
            <text:p>1649.4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37392" calcext:value-type="float">
            <text:p>1649.4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5568" calcext:value-type="float">
            <text:p>1649.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46536" calcext:value-type="float">
            <text:p>1649.4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31296" calcext:value-type="float">
            <text:p>1649.4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28248" calcext:value-type="float">
            <text:p>1649.4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31296" calcext:value-type="float">
            <text:p>1649.4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31296" calcext:value-type="float">
            <text:p>1649.4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28248" calcext:value-type="float">
            <text:p>1649.4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43488" calcext:value-type="float">
            <text:p>1649.4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5568" calcext:value-type="float">
            <text:p>1649.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83112" calcext:value-type="float">
            <text:p>1649.4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49584" calcext:value-type="float">
            <text:p>1649.4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31296" calcext:value-type="float">
            <text:p>1649.4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22152" calcext:value-type="float">
            <text:p>1649.4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13008" calcext:value-type="float">
            <text:p>1649.4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16056" calcext:value-type="float">
            <text:p>1649.4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13008" calcext:value-type="float">
            <text:p>1649.4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49584" calcext:value-type="float">
            <text:p>1649.4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5568" calcext:value-type="float">
            <text:p>1649.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64824" calcext:value-type="float">
            <text:p>1649.4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43488" calcext:value-type="float">
            <text:p>1649.4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64824" calcext:value-type="float">
            <text:p>1649.4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7092" calcext:value-type="float">
            <text:p>1649.4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64824" calcext:value-type="float">
            <text:p>1649.4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31296" calcext:value-type="float">
            <text:p>1649.4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17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34344" calcext:value-type="float">
            <text:p>1649.4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58728" calcext:value-type="float">
            <text:p>1649.4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58728" calcext:value-type="float">
            <text:p>1649.4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252" calcext:value-type="float">
            <text:p>1649.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0996" calcext:value-type="float">
            <text:p>1649.4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00816" calcext:value-type="float">
            <text:p>1649.4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03864" calcext:value-type="float">
            <text:p>1649.4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0996" calcext:value-type="float">
            <text:p>1649.4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88624" calcext:value-type="float">
            <text:p>1649.3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76432" calcext:value-type="float">
            <text:p>1649.3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58144" calcext:value-type="float">
            <text:p>1649.3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52048" calcext:value-type="float">
            <text:p>1649.3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58144" calcext:value-type="float">
            <text:p>1649.3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24616" calcext:value-type="float">
            <text:p>1649.3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21568" calcext:value-type="float">
            <text:p>1649.3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24616" calcext:value-type="float">
            <text:p>1649.3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52048" calcext:value-type="float">
            <text:p>1649.3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7948" calcext:value-type="float">
            <text:p>1649.3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58144" calcext:value-type="float">
            <text:p>1649.3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3376" calcext:value-type="float">
            <text:p>1649.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00232" calcext:value-type="float">
            <text:p>1649.3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84992" calcext:value-type="float">
            <text:p>1649.2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0328" calcext:value-type="float">
            <text:p>1649.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0328" calcext:value-type="float">
            <text:p>1649.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27664" calcext:value-type="float">
            <text:p>1649.3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21568" calcext:value-type="float">
            <text:p>1649.3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06328" calcext:value-type="float">
            <text:p>1649.3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81944" calcext:value-type="float">
            <text:p>1649.2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78896" calcext:value-type="float">
            <text:p>1649.2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81944" calcext:value-type="float">
            <text:p>1649.2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27664" calcext:value-type="float">
            <text:p>1649.3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39856" calcext:value-type="float">
            <text:p>1649.3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3376" calcext:value-type="float">
            <text:p>1649.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1852" calcext:value-type="float">
            <text:p>1649.3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27664" calcext:value-type="float">
            <text:p>1649.3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15472" calcext:value-type="float">
            <text:p>1649.3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0328" calcext:value-type="float">
            <text:p>1649.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97184" calcext:value-type="float">
            <text:p>1649.2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66704" calcext:value-type="float">
            <text:p>1649.2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63656" calcext:value-type="float">
            <text:p>1649.2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94136" calcext:value-type="float">
            <text:p>1649.2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12424" calcext:value-type="float">
            <text:p>1649.3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91088" calcext:value-type="float">
            <text:p>1649.2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91088" calcext:value-type="float">
            <text:p>1649.2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06328" calcext:value-type="float">
            <text:p>1649.3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0328" calcext:value-type="float">
            <text:p>1649.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81944" calcext:value-type="float">
            <text:p>1649.2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91088" calcext:value-type="float">
            <text:p>1649.2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0328" calcext:value-type="float">
            <text:p>1649.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91088" calcext:value-type="float">
            <text:p>1649.2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81944" calcext:value-type="float">
            <text:p>1649.2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81944" calcext:value-type="float">
            <text:p>1649.2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60608" calcext:value-type="float">
            <text:p>1649.2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54512" calcext:value-type="float">
            <text:p>1649.2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24032" calcext:value-type="float">
            <text:p>1649.2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33176" calcext:value-type="float">
            <text:p>1649.2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08792" calcext:value-type="float">
            <text:p>1649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8136" calcext:value-type="float">
            <text:p>1649.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72216" calcext:value-type="float">
            <text:p>1649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60024" calcext:value-type="float">
            <text:p>1649.1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53928" calcext:value-type="float">
            <text:p>1649.1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8136" calcext:value-type="float">
            <text:p>1649.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93552" calcext:value-type="float">
            <text:p>1649.1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78312" calcext:value-type="float">
            <text:p>1649.1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1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02696" calcext:value-type="float">
            <text:p>1649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44784" calcext:value-type="float">
            <text:p>1649.1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17352" calcext:value-type="float">
            <text:p>1649.1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38688" calcext:value-type="float">
            <text:p>1649.1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38688" calcext:value-type="float">
            <text:p>1649.1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5088" calcext:value-type="float">
            <text:p>1649.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41736" calcext:value-type="float">
            <text:p>1649.1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32592" calcext:value-type="float">
            <text:p>1649.1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0516" calcext:value-type="float">
            <text:p>1649.1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8992" calcext:value-type="float">
            <text:p>1649.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204" calcext:value-type="float">
            <text:p>1649.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14304" calcext:value-type="float">
            <text:p>1649.1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11256" calcext:value-type="float">
            <text:p>1649.1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02112" calcext:value-type="float">
            <text:p>1649.1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80776" calcext:value-type="float">
            <text:p>1649.0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68584" calcext:value-type="float">
            <text:p>1649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50296" calcext:value-type="float">
            <text:p>1649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32008" calcext:value-type="float">
            <text:p>1649.0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10672" calcext:value-type="float">
            <text:p>1649.0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95432" calcext:value-type="float">
            <text:p>1648.9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55808" calcext:value-type="float">
            <text:p>1648.9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49712" calcext:value-type="float">
            <text:p>1648.9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46664" calcext:value-type="float">
            <text:p>1648.9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70464" calcext:value-type="float">
            <text:p>1648.8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57688" calcext:value-type="float">
            <text:p>1648.7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67416" calcext:value-type="float">
            <text:p>1648.8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6132" calcext:value-type="float">
            <text:p>1648.8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55224" calcext:value-type="float">
            <text:p>1648.8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73512" calcext:value-type="float">
            <text:p>1648.8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28376" calcext:value-type="float">
            <text:p>1648.9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31424" calcext:value-type="float">
            <text:p>1648.9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46664" calcext:value-type="float">
            <text:p>1648.9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28376" calcext:value-type="float">
            <text:p>1648.9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00944" calcext:value-type="float">
            <text:p>1648.9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82656" calcext:value-type="float">
            <text:p>1648.8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09504" calcext:value-type="float">
            <text:p>1648.8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72928" calcext:value-type="float">
            <text:p>1648.7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51592" calcext:value-type="float">
            <text:p>1648.7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51592" calcext:value-type="float">
            <text:p>1648.7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45496" calcext:value-type="float">
            <text:p>1648.7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75976" calcext:value-type="float">
            <text:p>1648.7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48544" calcext:value-type="float">
            <text:p>1648.7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0892" calcext:value-type="float">
            <text:p>1648.7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669296" calcext:value-type="float">
            <text:p>1648.6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629672" calcext:value-type="float">
            <text:p>1648.6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605288" calcext:value-type="float">
            <text:p>1648.6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577856" calcext:value-type="float">
            <text:p>1648.5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2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519944" calcext:value-type="float">
            <text:p>1648.5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68128" calcext:value-type="float">
            <text:p>1648.4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46792" calcext:value-type="float">
            <text:p>1648.4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4984" calcext:value-type="float">
            <text:p>1648.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22408" calcext:value-type="float">
            <text:p>1648.4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16312" calcext:value-type="float">
            <text:p>1648.4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22408" calcext:value-type="float">
            <text:p>1648.4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394976" calcext:value-type="float">
            <text:p>1648.3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37364" calcext:value-type="float">
            <text:p>1648.3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376688" calcext:value-type="float">
            <text:p>1648.3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10216" calcext:value-type="float">
            <text:p>1648.4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1936" calcext:value-type="float">
            <text:p>1648.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391928" calcext:value-type="float">
            <text:p>1648.3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318776" calcext:value-type="float">
            <text:p>1648.3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273056" calcext:value-type="float">
            <text:p>1648.2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270008" calcext:value-type="float">
            <text:p>1648.2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263912" calcext:value-type="float">
            <text:p>1648.2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23648" calcext:value-type="float">
            <text:p>1648.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187712" calcext:value-type="float">
            <text:p>1648.1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117608" calcext:value-type="float">
            <text:p>1648.1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47504" calcext:value-type="float">
            <text:p>1648.0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50552" calcext:value-type="float">
            <text:p>1648.0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99264" calcext:value-type="float">
            <text:p>1647.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93168" calcext:value-type="float">
            <text:p>1647.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46336" calcext:value-type="float">
            <text:p>1647.8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54896" calcext:value-type="float">
            <text:p>1647.7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675648" calcext:value-type="float">
            <text:p>1647.6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602496" calcext:value-type="float">
            <text:p>1647.6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0496" calcext:value-type="float">
            <text:p>1647.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76944" calcext:value-type="float">
            <text:p>1647.3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70264" calcext:value-type="float">
            <text:p>1647.2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42248" calcext:value-type="float">
            <text:p>1647.1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89848" calcext:value-type="float">
            <text:p>1646.9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831352" calcext:value-type="float">
            <text:p>1646.8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639328" calcext:value-type="float">
            <text:p>1646.6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416824" calcext:value-type="float">
            <text:p>1646.4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13336" calcext:value-type="float">
            <text:p>1646.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877328" calcext:value-type="float">
            <text:p>1645.8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49328" calcext:value-type="float">
            <text:p>1645.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057416" calcext:value-type="float">
            <text:p>1645.0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4.880632" calcext:value-type="float">
            <text:p>1644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4.889776" calcext:value-type="float">
            <text:p>1644.8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4.91416" calcext:value-type="float">
            <text:p>1644.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0056" calcext:value-type="float">
            <text:p>1645.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054368" calcext:value-type="float">
            <text:p>1645.0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124472" calcext:value-type="float">
            <text:p>1645.1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20372" calcext:value-type="float">
            <text:p>1645.2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093992" calcext:value-type="float">
            <text:p>1645.0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045224" calcext:value-type="float">
            <text:p>1645.0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054368" calcext:value-type="float">
            <text:p>1645.0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14276" calcext:value-type="float">
            <text:p>1645.1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206768" calcext:value-type="float">
            <text:p>1645.2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276872" calcext:value-type="float">
            <text:p>1645.2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365264" calcext:value-type="float">
            <text:p>1645.3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453656" calcext:value-type="float">
            <text:p>1645.4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43232" calcext:value-type="float">
            <text:p>1645.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32564" calcext:value-type="float">
            <text:p>1645.3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377456" calcext:value-type="float">
            <text:p>1645.3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471944" calcext:value-type="float">
            <text:p>1645.4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502424" calcext:value-type="float">
            <text:p>1645.5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70664" calcext:value-type="float">
            <text:p>1645.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907808" calcext:value-type="float">
            <text:p>1645.9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115072" calcext:value-type="float">
            <text:p>1646.1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2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425968" calcext:value-type="float">
            <text:p>1646.4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764296" calcext:value-type="float">
            <text:p>1646.7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718576" calcext:value-type="float">
            <text:p>1646.7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474736" calcext:value-type="float">
            <text:p>1646.4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218704" calcext:value-type="float">
            <text:p>1646.2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87428" calcext:value-type="float">
            <text:p>1645.8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365264" calcext:value-type="float">
            <text:p>1645.3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075704" calcext:value-type="float">
            <text:p>1645.0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0818" calcext:value-type="float">
            <text:p>1645.0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103136" calcext:value-type="float">
            <text:p>1645.1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12752" calcext:value-type="float">
            <text:p>1645.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121424" calcext:value-type="float">
            <text:p>1645.1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103136" calcext:value-type="float">
            <text:p>1645.1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084848" calcext:value-type="float">
            <text:p>1645.0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075704" calcext:value-type="float">
            <text:p>1645.0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069608" calcext:value-type="float">
            <text:p>1645.0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09704" calcext:value-type="float">
            <text:p>1645.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145808" calcext:value-type="float">
            <text:p>1645.1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182384" calcext:value-type="float">
            <text:p>1645.1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261632" calcext:value-type="float">
            <text:p>1645.2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3104" calcext:value-type="float">
            <text:p>1645.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286016" calcext:value-type="float">
            <text:p>1645.2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273824" calcext:value-type="float">
            <text:p>1645.2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404888" calcext:value-type="float">
            <text:p>1645.4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429272" calcext:value-type="float">
            <text:p>1645.4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429272" calcext:value-type="float">
            <text:p>1645.4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429272" calcext:value-type="float">
            <text:p>1645.4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426224" calcext:value-type="float">
            <text:p>1645.4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429272" calcext:value-type="float">
            <text:p>1645.4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453656" calcext:value-type="float">
            <text:p>1645.4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517664" calcext:value-type="float">
            <text:p>1645.5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590816" calcext:value-type="float">
            <text:p>1645.5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633488" calcext:value-type="float">
            <text:p>1645.6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636536" calcext:value-type="float">
            <text:p>1645.6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682256" calcext:value-type="float">
            <text:p>1645.6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703592" calcext:value-type="float">
            <text:p>1645.7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724928" calcext:value-type="float">
            <text:p>1645.7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78284" calcext:value-type="float">
            <text:p>1645.7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852944" calcext:value-type="float">
            <text:p>1645.8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913904" calcext:value-type="float">
            <text:p>1645.9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953528" calcext:value-type="float">
            <text:p>1645.9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032776" calcext:value-type="float">
            <text:p>1646.0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142504" calcext:value-type="float">
            <text:p>1646.1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24004" calcext:value-type="float">
            <text:p>1646.2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33148" calcext:value-type="float">
            <text:p>1646.3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4534" calcext:value-type="float">
            <text:p>1646.4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6058" calcext:value-type="float">
            <text:p>1646.6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779536" calcext:value-type="float">
            <text:p>1646.7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2584" calcext:value-type="float">
            <text:p>1646.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6968" calcext:value-type="float">
            <text:p>1647.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16568" calcext:value-type="float">
            <text:p>1647.4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1832" calcext:value-type="float">
            <text:p>1647.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120656" calcext:value-type="float">
            <text:p>1648.1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599192" calcext:value-type="float">
            <text:p>1648.5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43032" calcext:value-type="float">
            <text:p>1648.8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57688" calcext:value-type="float">
            <text:p>1648.7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690632" calcext:value-type="float">
            <text:p>1648.6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599192" calcext:value-type="float">
            <text:p>1648.5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77272" calcext:value-type="float">
            <text:p>1648.4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318776" calcext:value-type="float">
            <text:p>1648.3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196856" calcext:value-type="float">
            <text:p>1648.1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998736" calcext:value-type="float">
            <text:p>1647.9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488" calcext:value-type="float">
            <text:p>1647.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90304" calcext:value-type="float">
            <text:p>1647.5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0976" calcext:value-type="float">
            <text:p>1647.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111512" calcext:value-type="float">
            <text:p>1648.1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513848" calcext:value-type="float">
            <text:p>1648.5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68" calcext:value-type="float">
            <text:p>1648.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14888" calcext:value-type="float">
            <text:p>1649.2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72216" calcext:value-type="float">
            <text:p>1649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00232" calcext:value-type="float">
            <text:p>1649.3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61192" calcext:value-type="float">
            <text:p>1649.3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70336" calcext:value-type="float">
            <text:p>1649.3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7948" calcext:value-type="float">
            <text:p>1649.3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13008" calcext:value-type="float">
            <text:p>1649.4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97768" calcext:value-type="float">
            <text:p>1649.3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37392" calcext:value-type="float">
            <text:p>1649.4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8616" calcext:value-type="float">
            <text:p>1649.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1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28832" calcext:value-type="float">
            <text:p>1649.5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25784" calcext:value-type="float">
            <text:p>1649.5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89792" calcext:value-type="float">
            <text:p>1649.5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01984" calcext:value-type="float">
            <text:p>1649.6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6368" calcext:value-type="float">
            <text:p>1649.6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5512" calcext:value-type="float">
            <text:p>1649.6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0272" calcext:value-type="float">
            <text:p>1649.6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2464" calcext:value-type="float">
            <text:p>1649.6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9416" calcext:value-type="float">
            <text:p>1649.6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332" calcext:value-type="float">
            <text:p>1649.6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0272" calcext:value-type="float">
            <text:p>1649.6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11128" calcext:value-type="float">
            <text:p>1649.6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98936" calcext:value-type="float">
            <text:p>1649.5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11128" calcext:value-type="float">
            <text:p>1649.6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17224" calcext:value-type="float">
            <text:p>1649.6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17224" calcext:value-type="float">
            <text:p>1649.6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14176" calcext:value-type="float">
            <text:p>1649.6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2464" calcext:value-type="float">
            <text:p>1649.6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856" calcext:value-type="float">
            <text:p>1649.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332" calcext:value-type="float">
            <text:p>1649.6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2464" calcext:value-type="float">
            <text:p>1649.6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9896" calcext:value-type="float">
            <text:p>1649.6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6848" calcext:value-type="float">
            <text:p>1649.6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7704" calcext:value-type="float">
            <text:p>1649.6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856" calcext:value-type="float">
            <text:p>1649.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332" calcext:value-type="float">
            <text:p>1649.6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11128" calcext:value-type="float">
            <text:p>1649.6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01984" calcext:value-type="float">
            <text:p>1649.6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71504" calcext:value-type="float">
            <text:p>1649.5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11128" calcext:value-type="float">
            <text:p>1649.6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05032" calcext:value-type="float">
            <text:p>1649.6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0808" calcext:value-type="float">
            <text:p>1649.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98936" calcext:value-type="float">
            <text:p>1649.5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05032" calcext:value-type="float">
            <text:p>1649.6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98936" calcext:value-type="float">
            <text:p>1649.5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71504" calcext:value-type="float">
            <text:p>1649.5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59312" calcext:value-type="float">
            <text:p>1649.5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6236" calcext:value-type="float">
            <text:p>1649.5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50168" calcext:value-type="float">
            <text:p>1649.5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34928" calcext:value-type="float">
            <text:p>1649.5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95304" calcext:value-type="float">
            <text:p>1649.4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73968" calcext:value-type="float">
            <text:p>1649.4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92256" calcext:value-type="float">
            <text:p>1649.4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50168" calcext:value-type="float">
            <text:p>1649.5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9284" calcext:value-type="float">
            <text:p>1649.5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14176" calcext:value-type="float">
            <text:p>1649.6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0808" calcext:value-type="float">
            <text:p>1649.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86744" calcext:value-type="float">
            <text:p>1649.5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776" calcext:value-type="float">
            <text:p>1649.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83696" calcext:value-type="float">
            <text:p>1649.5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50168" calcext:value-type="float">
            <text:p>1649.5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3188" calcext:value-type="float">
            <text:p>1649.5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25784" calcext:value-type="float">
            <text:p>1649.5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98352" calcext:value-type="float">
            <text:p>1649.4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64824" calcext:value-type="float">
            <text:p>1649.4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1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61776" calcext:value-type="float">
            <text:p>1649.4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58728" calcext:value-type="float">
            <text:p>1649.4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46536" calcext:value-type="float">
            <text:p>1649.4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52632" calcext:value-type="float">
            <text:p>1649.4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64824" calcext:value-type="float">
            <text:p>1649.4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77016" calcext:value-type="float">
            <text:p>1649.4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89208" calcext:value-type="float">
            <text:p>1649.4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92256" calcext:value-type="float">
            <text:p>1649.4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1664" calcext:value-type="float">
            <text:p>1649.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28832" calcext:value-type="float">
            <text:p>1649.5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4712" calcext:value-type="float">
            <text:p>1649.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37976" calcext:value-type="float">
            <text:p>1649.5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25784" calcext:value-type="float">
            <text:p>1649.5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28832" calcext:value-type="float">
            <text:p>1649.5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28832" calcext:value-type="float">
            <text:p>1649.5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44072" calcext:value-type="float">
            <text:p>1649.5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44072" calcext:value-type="float">
            <text:p>1649.5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0808" calcext:value-type="float">
            <text:p>1649.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62944" calcext:value-type="float">
            <text:p>1649.6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332" calcext:value-type="float">
            <text:p>1649.6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11128" calcext:value-type="float">
            <text:p>1649.6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4656" calcext:value-type="float">
            <text:p>1649.6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65992" calcext:value-type="float">
            <text:p>1649.6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1608" calcext:value-type="float">
            <text:p>1649.6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4656" calcext:value-type="float">
            <text:p>1649.6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5512" calcext:value-type="float">
            <text:p>1649.6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5512" calcext:value-type="float">
            <text:p>1649.6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4656" calcext:value-type="float">
            <text:p>1649.6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9416" calcext:value-type="float">
            <text:p>1649.6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0272" calcext:value-type="float">
            <text:p>1649.6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9416" calcext:value-type="float">
            <text:p>1649.6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5512" calcext:value-type="float">
            <text:p>1649.6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5512" calcext:value-type="float">
            <text:p>1649.6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0272" calcext:value-type="float">
            <text:p>1649.6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59312" calcext:value-type="float">
            <text:p>1649.5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6236" calcext:value-type="float">
            <text:p>1649.5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74552" calcext:value-type="float">
            <text:p>1649.5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11128" calcext:value-type="float">
            <text:p>1649.6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38" calcext:value-type="float">
            <text:p>1649.6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7704" calcext:value-type="float">
            <text:p>1649.6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856" calcext:value-type="float">
            <text:p>1649.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65992" calcext:value-type="float">
            <text:p>1649.6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9896" calcext:value-type="float">
            <text:p>1649.6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81232" calcext:value-type="float">
            <text:p>1649.6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75136" calcext:value-type="float">
            <text:p>1649.6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87328" calcext:value-type="float">
            <text:p>1649.6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62944" calcext:value-type="float">
            <text:p>1649.6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72088" calcext:value-type="float">
            <text:p>1649.6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90376" calcext:value-type="float">
            <text:p>1649.6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2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62944" calcext:value-type="float">
            <text:p>1649.6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72088" calcext:value-type="float">
            <text:p>1649.6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6904" calcext:value-type="float">
            <text:p>1649.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81232" calcext:value-type="float">
            <text:p>1649.6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62944" calcext:value-type="float">
            <text:p>1649.6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65992" calcext:value-type="float">
            <text:p>1649.6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65992" calcext:value-type="float">
            <text:p>1649.6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38" calcext:value-type="float">
            <text:p>1649.6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4656" calcext:value-type="float">
            <text:p>1649.6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6848" calcext:value-type="float">
            <text:p>1649.6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8428" calcext:value-type="float">
            <text:p>1649.6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6848" calcext:value-type="float">
            <text:p>1649.6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2464" calcext:value-type="float">
            <text:p>1649.6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2464" calcext:value-type="float">
            <text:p>1649.6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2464" calcext:value-type="float">
            <text:p>1649.6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6368" calcext:value-type="float">
            <text:p>1649.6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9416" calcext:value-type="float">
            <text:p>1649.6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9416" calcext:value-type="float">
            <text:p>1649.6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1608" calcext:value-type="float">
            <text:p>1649.6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4656" calcext:value-type="float">
            <text:p>1649.6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2464" calcext:value-type="float">
            <text:p>1649.6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9416" calcext:value-type="float">
            <text:p>1649.6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17224" calcext:value-type="float">
            <text:p>1649.6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65992" calcext:value-type="float">
            <text:p>1649.6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0752" calcext:value-type="float">
            <text:p>1649.6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5512" calcext:value-type="float">
            <text:p>1649.6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0272" calcext:value-type="float">
            <text:p>1649.6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38" calcext:value-type="float">
            <text:p>1649.6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62944" calcext:value-type="float">
            <text:p>1649.6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856" calcext:value-type="float">
            <text:p>1649.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1608" calcext:value-type="float">
            <text:p>1649.6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6848" calcext:value-type="float">
            <text:p>1649.6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6848" calcext:value-type="float">
            <text:p>1649.6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1608" calcext:value-type="float">
            <text:p>1649.6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7704" calcext:value-type="float">
            <text:p>1649.6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332" calcext:value-type="float">
            <text:p>1649.6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0272" calcext:value-type="float">
            <text:p>1649.6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17224" calcext:value-type="float">
            <text:p>1649.6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86744" calcext:value-type="float">
            <text:p>1649.5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01984" calcext:value-type="float">
            <text:p>1649.6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01984" calcext:value-type="float">
            <text:p>1649.6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9284" calcext:value-type="float">
            <text:p>1649.5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95888" calcext:value-type="float">
            <text:p>1649.5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83696" calcext:value-type="float">
            <text:p>1649.5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86744" calcext:value-type="float">
            <text:p>1649.5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80648" calcext:value-type="float">
            <text:p>1649.5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68456" calcext:value-type="float">
            <text:p>1649.5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65408" calcext:value-type="float">
            <text:p>1649.5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53216" calcext:value-type="float">
            <text:p>1649.5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44072" calcext:value-type="float">
            <text:p>1649.5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44072" calcext:value-type="float">
            <text:p>1649.5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3188" calcext:value-type="float">
            <text:p>1649.5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41024" calcext:value-type="float">
            <text:p>1649.5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19688" calcext:value-type="float">
            <text:p>1649.5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3188" calcext:value-type="float">
            <text:p>1649.5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50168" calcext:value-type="float">
            <text:p>1649.5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6236" calcext:value-type="float">
            <text:p>1649.5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776" calcext:value-type="float">
            <text:p>1649.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65408" calcext:value-type="float">
            <text:p>1649.5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74552" calcext:value-type="float">
            <text:p>1649.5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56264" calcext:value-type="float">
            <text:p>1649.5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6236" calcext:value-type="float">
            <text:p>1649.5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71504" calcext:value-type="float">
            <text:p>1649.5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50168" calcext:value-type="float">
            <text:p>1649.5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44072" calcext:value-type="float">
            <text:p>1649.5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4712" calcext:value-type="float">
            <text:p>1649.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68456" calcext:value-type="float">
            <text:p>1649.5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34928" calcext:value-type="float">
            <text:p>1649.5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34928" calcext:value-type="float">
            <text:p>1649.5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3188" calcext:value-type="float">
            <text:p>1649.5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22736" calcext:value-type="float">
            <text:p>1649.5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28832" calcext:value-type="float">
            <text:p>1649.5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07496" calcext:value-type="float">
            <text:p>1649.5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07496" calcext:value-type="float">
            <text:p>1649.5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07496" calcext:value-type="float">
            <text:p>1649.5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77016" calcext:value-type="float">
            <text:p>1649.4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95304" calcext:value-type="float">
            <text:p>1649.4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89208" calcext:value-type="float">
            <text:p>1649.4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73968" calcext:value-type="float">
            <text:p>1649.4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64824" calcext:value-type="float">
            <text:p>1649.4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5568" calcext:value-type="float">
            <text:p>1649.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46536" calcext:value-type="float">
            <text:p>1649.4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49584" calcext:value-type="float">
            <text:p>1649.4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4044" calcext:value-type="float">
            <text:p>1649.4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4044" calcext:value-type="float">
            <text:p>1649.4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34344" calcext:value-type="float">
            <text:p>1649.4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0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22152" calcext:value-type="float">
            <text:p>1649.4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4044" calcext:value-type="float">
            <text:p>1649.4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252" calcext:value-type="float">
            <text:p>1649.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91672" calcext:value-type="float">
            <text:p>1649.3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13008" calcext:value-type="float">
            <text:p>1649.4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97768" calcext:value-type="float">
            <text:p>1649.3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06912" calcext:value-type="float">
            <text:p>1649.4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06912" calcext:value-type="float">
            <text:p>1649.4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9472" calcext:value-type="float">
            <text:p>1649.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9472" calcext:value-type="float">
            <text:p>1649.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49" calcext:value-type="float">
            <text:p>1649.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45952" calcext:value-type="float">
            <text:p>1649.3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3376" calcext:value-type="float">
            <text:p>1649.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49" calcext:value-type="float">
            <text:p>1649.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52048" calcext:value-type="float">
            <text:p>1649.3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15472" calcext:value-type="float">
            <text:p>1649.3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0328" calcext:value-type="float">
            <text:p>1649.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1852" calcext:value-type="float">
            <text:p>1649.3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49" calcext:value-type="float">
            <text:p>1649.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27664" calcext:value-type="float">
            <text:p>1649.3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8804" calcext:value-type="float">
            <text:p>1649.2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81944" calcext:value-type="float">
            <text:p>1649.2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06328" calcext:value-type="float">
            <text:p>1649.3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00232" calcext:value-type="float">
            <text:p>1649.3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0328" calcext:value-type="float">
            <text:p>1649.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728" calcext:value-type="float">
            <text:p>1649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60024" calcext:value-type="float">
            <text:p>1649.1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33176" calcext:value-type="float">
            <text:p>1649.2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36224" calcext:value-type="float">
            <text:p>1649.2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33176" calcext:value-type="float">
            <text:p>1649.2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02696" calcext:value-type="float">
            <text:p>1649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93552" calcext:value-type="float">
            <text:p>1649.1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87456" calcext:value-type="float">
            <text:p>1649.1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84408" calcext:value-type="float">
            <text:p>1649.1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6612" calcext:value-type="float">
            <text:p>1649.1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84408" calcext:value-type="float">
            <text:p>1649.1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5088" calcext:value-type="float">
            <text:p>1649.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29544" calcext:value-type="float">
            <text:p>1649.1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80776" calcext:value-type="float">
            <text:p>1649.0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96016" calcext:value-type="float">
            <text:p>1649.0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65536" calcext:value-type="float">
            <text:p>1649.0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47248" calcext:value-type="float">
            <text:p>1649.0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89336" calcext:value-type="float">
            <text:p>1648.9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35056" calcext:value-type="float">
            <text:p>1649.0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07624" calcext:value-type="float">
            <text:p>1649.0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89336" calcext:value-type="float">
            <text:p>1648.9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89336" calcext:value-type="float">
            <text:p>1648.9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55808" calcext:value-type="float">
            <text:p>1648.9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97896" calcext:value-type="float">
            <text:p>1648.8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00944" calcext:value-type="float">
            <text:p>1648.9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70464" calcext:value-type="float">
            <text:p>1648.8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39984" calcext:value-type="float">
            <text:p>1648.8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8512" calcext:value-type="float">
            <text:p>1648.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79024" calcext:value-type="float">
            <text:p>1648.7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60736" calcext:value-type="float">
            <text:p>1648.7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45496" calcext:value-type="float">
            <text:p>1648.7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0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42448" calcext:value-type="float">
            <text:p>1648.7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21112" calcext:value-type="float">
            <text:p>1648.7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696728" calcext:value-type="float">
            <text:p>1648.6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15016" calcext:value-type="float">
            <text:p>1648.7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15016" calcext:value-type="float">
            <text:p>1648.7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0892" calcext:value-type="float">
            <text:p>1648.7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651008" calcext:value-type="float">
            <text:p>1648.6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596144" calcext:value-type="float">
            <text:p>1648.5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562616" calcext:value-type="float">
            <text:p>1648.5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504704" calcext:value-type="float">
            <text:p>1648.5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77272" calcext:value-type="float">
            <text:p>1648.4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31552" calcext:value-type="float">
            <text:p>1648.4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391928" calcext:value-type="float">
            <text:p>1648.3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376688" calcext:value-type="float">
            <text:p>1648.3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352304" calcext:value-type="float">
            <text:p>1648.3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315728" calcext:value-type="float">
            <text:p>1648.3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25172" calcext:value-type="float">
            <text:p>1648.2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193808" calcext:value-type="float">
            <text:p>1648.1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16028" calcext:value-type="float">
            <text:p>1648.1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93224" calcext:value-type="float">
            <text:p>1648.0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10928" calcext:value-type="float">
            <text:p>1648.0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925584" calcext:value-type="float">
            <text:p>1647.9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46336" calcext:value-type="float">
            <text:p>1647.8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1832" calcext:value-type="float">
            <text:p>1647.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6592" calcext:value-type="float">
            <text:p>1647.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80576" calcext:value-type="float">
            <text:p>1647.4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34272" calcext:value-type="float">
            <text:p>1647.3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11768" calcext:value-type="float">
            <text:p>1647.1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89536" calcext:value-type="float">
            <text:p>1646.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648472" calcext:value-type="float">
            <text:p>1646.6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410728" calcext:value-type="float">
            <text:p>1646.4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115072" calcext:value-type="float">
            <text:p>1646.1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700544" calcext:value-type="float">
            <text:p>1645.7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350024" calcext:value-type="float">
            <text:p>1645.3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337832" calcext:value-type="float">
            <text:p>1645.3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496328" calcext:value-type="float">
            <text:p>1645.4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9-0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450608" calcext:value-type="float">
            <text:p>1645.4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12752" calcext:value-type="float">
            <text:p>1645.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4.969024" calcext:value-type="float">
            <text:p>1644.9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4.901968" calcext:value-type="float">
            <text:p>1644.9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4.97512" calcext:value-type="float">
            <text:p>1644.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011696" calcext:value-type="float">
            <text:p>1645.0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0056" calcext:value-type="float">
            <text:p>1645.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039128" calcext:value-type="float">
            <text:p>1645.0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0818" calcext:value-type="float">
            <text:p>1645.0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151904" calcext:value-type="float">
            <text:p>1645.1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164096" calcext:value-type="float">
            <text:p>1645.1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17324" calcext:value-type="float">
            <text:p>1645.1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200672" calcext:value-type="float">
            <text:p>1645.2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212864" calcext:value-type="float">
            <text:p>1645.2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26468" calcext:value-type="float">
            <text:p>1645.2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331736" calcext:value-type="float">
            <text:p>1645.3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410984" calcext:value-type="float">
            <text:p>1645.4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459752" calcext:value-type="float">
            <text:p>1645.4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471944" calcext:value-type="float">
            <text:p>1645.4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667016" calcext:value-type="float">
            <text:p>1645.6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7676" calcext:value-type="float">
            <text:p>1645.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840752" calcext:value-type="float">
            <text:p>1645.8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993152" calcext:value-type="float">
            <text:p>1645.9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142504" calcext:value-type="float">
            <text:p>1646.1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301" calcext:value-type="float">
            <text:p>1646.3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5296" calcext:value-type="float">
            <text:p>1646.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80392" calcext:value-type="float">
            <text:p>1646.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30056" calcext:value-type="float">
            <text:p>1647.1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45296" calcext:value-type="float">
            <text:p>1647.1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840496" calcext:value-type="float">
            <text:p>1646.8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480832" calcext:value-type="float">
            <text:p>1646.4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343672" calcext:value-type="float">
            <text:p>1646.3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532648" calcext:value-type="float">
            <text:p>1646.5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752104" calcext:value-type="float">
            <text:p>1646.7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59952" calcext:value-type="float">
            <text:p>1647.0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92184" calcext:value-type="float">
            <text:p>1647.3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34272" calcext:value-type="float">
            <text:p>1647.3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3252" calcext:value-type="float">
            <text:p>1647.0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672856" calcext:value-type="float">
            <text:p>1646.6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654568" calcext:value-type="float">
            <text:p>1646.6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81916" calcext:value-type="float">
            <text:p>1646.8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4776" calcext:value-type="float">
            <text:p>1647.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46464" calcext:value-type="float">
            <text:p>1647.3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15272" calcext:value-type="float">
            <text:p>1647.7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36608" calcext:value-type="float">
            <text:p>1647.7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11056" calcext:value-type="float">
            <text:p>1647.5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64168" calcext:value-type="float">
            <text:p>1647.2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42832" calcext:value-type="float">
            <text:p>1647.2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28888" calcext:value-type="float">
            <text:p>1646.9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718576" calcext:value-type="float">
            <text:p>1646.7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837448" calcext:value-type="float">
            <text:p>1646.8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837448" calcext:value-type="float">
            <text:p>1646.8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4776" calcext:value-type="float">
            <text:p>1647.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09304" calcext:value-type="float">
            <text:p>1647.2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46464" calcext:value-type="float">
            <text:p>1647.3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8116" calcext:value-type="float">
            <text:p>1647.5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25" calcext:value-type="float">
            <text:p>1647.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96272" calcext:value-type="float">
            <text:p>1648.0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55936" calcext:value-type="float">
            <text:p>1648.4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8512" calcext:value-type="float">
            <text:p>1648.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23448" calcext:value-type="float">
            <text:p>1649.1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73968" calcext:value-type="float">
            <text:p>1649.4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28832" calcext:value-type="float">
            <text:p>1649.5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28832" calcext:value-type="float">
            <text:p>1649.5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3188" calcext:value-type="float">
            <text:p>1649.5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07496" calcext:value-type="float">
            <text:p>1649.5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7092" calcext:value-type="float">
            <text:p>1649.4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16056" calcext:value-type="float">
            <text:p>1649.4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2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13008" calcext:value-type="float">
            <text:p>1649.4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19104" calcext:value-type="float">
            <text:p>1649.4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43488" calcext:value-type="float">
            <text:p>1649.4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61776" calcext:value-type="float">
            <text:p>1649.4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95304" calcext:value-type="float">
            <text:p>1649.4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77016" calcext:value-type="float">
            <text:p>1649.4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59312" calcext:value-type="float">
            <text:p>1649.5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1664" calcext:value-type="float">
            <text:p>1649.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83112" calcext:value-type="float">
            <text:p>1649.4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72088" calcext:value-type="float">
            <text:p>1649.6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9896" calcext:value-type="float">
            <text:p>1649.6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02568" calcext:value-type="float">
            <text:p>1649.7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11712" calcext:value-type="float">
            <text:p>1649.7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72088" calcext:value-type="float">
            <text:p>1649.6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90376" calcext:value-type="float">
            <text:p>1649.6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8428" calcext:value-type="float">
            <text:p>1649.6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75136" calcext:value-type="float">
            <text:p>1649.6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6904" calcext:value-type="float">
            <text:p>1649.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90376" calcext:value-type="float">
            <text:p>1649.6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75136" calcext:value-type="float">
            <text:p>1649.6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38" calcext:value-type="float">
            <text:p>1649.6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6904" calcext:value-type="float">
            <text:p>1649.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9896" calcext:value-type="float">
            <text:p>1649.6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9896" calcext:value-type="float">
            <text:p>1649.6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1608" calcext:value-type="float">
            <text:p>1649.6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6904" calcext:value-type="float">
            <text:p>1649.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02568" calcext:value-type="float">
            <text:p>1649.7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1476" calcext:value-type="float">
            <text:p>1649.7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96472" calcext:value-type="float">
            <text:p>1649.6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2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93424" calcext:value-type="float">
            <text:p>1649.6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90376" calcext:value-type="float">
            <text:p>1649.6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72088" calcext:value-type="float">
            <text:p>1649.6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856" calcext:value-type="float">
            <text:p>1649.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6368" calcext:value-type="float">
            <text:p>1649.6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0272" calcext:value-type="float">
            <text:p>1649.6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4656" calcext:value-type="float">
            <text:p>1649.6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7704" calcext:value-type="float">
            <text:p>1649.6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78184" calcext:value-type="float">
            <text:p>1649.6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33048" calcext:value-type="float">
            <text:p>1649.7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6576" calcext:value-type="float">
            <text:p>1649.7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9624" calcext:value-type="float">
            <text:p>1649.7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3528" calcext:value-type="float">
            <text:p>1649.7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4524" calcext:value-type="float">
            <text:p>1649.7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7572" calcext:value-type="float">
            <text:p>1649.7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048" calcext:value-type="float">
            <text:p>1649.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48288" calcext:value-type="float">
            <text:p>1649.7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39144" calcext:value-type="float">
            <text:p>1649.7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54384" calcext:value-type="float">
            <text:p>1649.7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9624" calcext:value-type="float">
            <text:p>1649.7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84864" calcext:value-type="float">
            <text:p>1649.7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39144" calcext:value-type="float">
            <text:p>1649.7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2144" calcext:value-type="float">
            <text:p>1649.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192" calcext:value-type="float">
            <text:p>1649.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4968" calcext:value-type="float">
            <text:p>1649.8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2776" calcext:value-type="float">
            <text:p>1649.8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8016" calcext:value-type="float">
            <text:p>1649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4968" calcext:value-type="float">
            <text:p>1649.8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9728" calcext:value-type="float">
            <text:p>1649.8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1064" calcext:value-type="float">
            <text:p>1649.8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1064" calcext:value-type="float">
            <text:p>1649.8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1064" calcext:value-type="float">
            <text:p>1649.8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4112" calcext:value-type="float">
            <text:p>1649.8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3256" calcext:value-type="float">
            <text:p>1649.8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0208" calcext:value-type="float">
            <text:p>1649.8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4112" calcext:value-type="float">
            <text:p>1649.8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27536" calcext:value-type="float">
            <text:p>1649.8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88496" calcext:value-type="float">
            <text:p>1649.8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06784" calcext:value-type="float">
            <text:p>1649.9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8976" calcext:value-type="float">
            <text:p>1649.9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764" calcext:value-type="float">
            <text:p>1649.8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4592" calcext:value-type="float">
            <text:p>1649.8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1544" calcext:value-type="float">
            <text:p>1649.8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0208" calcext:value-type="float">
            <text:p>1649.8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4968" calcext:value-type="float">
            <text:p>1649.8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8872" calcext:value-type="float">
            <text:p>1649.8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6304" calcext:value-type="float">
            <text:p>1649.8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716" calcext:value-type="float">
            <text:p>1649.8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24488" calcext:value-type="float">
            <text:p>1649.8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97056" calcext:value-type="float">
            <text:p>1649.7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2776" calcext:value-type="float">
            <text:p>1649.8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716" calcext:value-type="float">
            <text:p>1649.8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3256" calcext:value-type="float">
            <text:p>1649.8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9352" calcext:value-type="float">
            <text:p>1649.8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716" calcext:value-type="float">
            <text:p>1649.8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0208" calcext:value-type="float">
            <text:p>1649.8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00688" calcext:value-type="float">
            <text:p>1649.9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824" calcext:value-type="float">
            <text:p>1649.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00688" calcext:value-type="float">
            <text:p>1649.9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1544" calcext:value-type="float">
            <text:p>1649.8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09832" calcext:value-type="float">
            <text:p>1649.9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8976" calcext:value-type="float">
            <text:p>1649.9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25072" calcext:value-type="float">
            <text:p>1649.9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2812" calcext:value-type="float">
            <text:p>1649.9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288" calcext:value-type="float">
            <text:p>1649.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06784" calcext:value-type="float">
            <text:p>1649.9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00688" calcext:value-type="float">
            <text:p>1649.9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4592" calcext:value-type="float">
            <text:p>1649.8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3256" calcext:value-type="float">
            <text:p>1649.8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85448" calcext:value-type="float">
            <text:p>1649.8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3256" calcext:value-type="float">
            <text:p>1649.8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0208" calcext:value-type="float">
            <text:p>1649.8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192" calcext:value-type="float">
            <text:p>1649.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8872" calcext:value-type="float">
            <text:p>1649.8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4968" calcext:value-type="float">
            <text:p>1649.8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4112" calcext:value-type="float">
            <text:p>1649.8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192" calcext:value-type="float">
            <text:p>1649.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5824" calcext:value-type="float">
            <text:p>1649.8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668" calcext:value-type="float">
            <text:p>1649.8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668" calcext:value-type="float">
            <text:p>1649.8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668" calcext:value-type="float">
            <text:p>1649.8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8872" calcext:value-type="float">
            <text:p>1649.8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24488" calcext:value-type="float">
            <text:p>1649.8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24488" calcext:value-type="float">
            <text:p>1649.8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8016" calcext:value-type="float">
            <text:p>1649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0208" calcext:value-type="float">
            <text:p>1649.8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764" calcext:value-type="float">
            <text:p>1649.8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764" calcext:value-type="float">
            <text:p>1649.8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1544" calcext:value-type="float">
            <text:p>1649.8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3256" calcext:value-type="float">
            <text:p>1649.8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3256" calcext:value-type="float">
            <text:p>1649.8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2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8016" calcext:value-type="float">
            <text:p>1649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8016" calcext:value-type="float">
            <text:p>1649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9352" calcext:value-type="float">
            <text:p>1649.8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3256" calcext:value-type="float">
            <text:p>1649.8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716" calcext:value-type="float">
            <text:p>1649.8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5824" calcext:value-type="float">
            <text:p>1649.8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27536" calcext:value-type="float">
            <text:p>1649.8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3632" calcext:value-type="float">
            <text:p>1649.8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9728" calcext:value-type="float">
            <text:p>1649.8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5824" calcext:value-type="float">
            <text:p>1649.8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8016" calcext:value-type="float">
            <text:p>1649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2776" calcext:value-type="float">
            <text:p>1649.8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0208" calcext:value-type="float">
            <text:p>1649.8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8016" calcext:value-type="float">
            <text:p>1649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0208" calcext:value-type="float">
            <text:p>1649.8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8016" calcext:value-type="float">
            <text:p>1649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8872" calcext:value-type="float">
            <text:p>1649.8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2776" calcext:value-type="float">
            <text:p>1649.8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8016" calcext:value-type="float">
            <text:p>1649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8872" calcext:value-type="float">
            <text:p>1649.8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4968" calcext:value-type="float">
            <text:p>1649.8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0584" calcext:value-type="float">
            <text:p>1649.8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5344" calcext:value-type="float">
            <text:p>1649.8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192" calcext:value-type="float">
            <text:p>1649.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8016" calcext:value-type="float">
            <text:p>1649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668" calcext:value-type="float">
            <text:p>1649.8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9728" calcext:value-type="float">
            <text:p>1649.8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9728" calcext:value-type="float">
            <text:p>1649.8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0584" calcext:value-type="float">
            <text:p>1649.8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668" calcext:value-type="float">
            <text:p>1649.8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2776" calcext:value-type="float">
            <text:p>1649.8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5824" calcext:value-type="float">
            <text:p>1649.8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192" calcext:value-type="float">
            <text:p>1649.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4968" calcext:value-type="float">
            <text:p>1649.8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2776" calcext:value-type="float">
            <text:p>1649.8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8016" calcext:value-type="float">
            <text:p>1649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8872" calcext:value-type="float">
            <text:p>1649.8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5344" calcext:value-type="float">
            <text:p>1649.8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2296" calcext:value-type="float">
            <text:p>1649.8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5344" calcext:value-type="float">
            <text:p>1649.8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5824" calcext:value-type="float">
            <text:p>1649.8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09248" calcext:value-type="float">
            <text:p>1649.8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09248" calcext:value-type="float">
            <text:p>1649.8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27536" calcext:value-type="float">
            <text:p>1649.8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27536" calcext:value-type="float">
            <text:p>1649.8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24488" calcext:value-type="float">
            <text:p>1649.8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668" calcext:value-type="float">
            <text:p>1649.8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8392" calcext:value-type="float">
            <text:p>1649.8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9728" calcext:value-type="float">
            <text:p>1649.8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9728" calcext:value-type="float">
            <text:p>1649.8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03152" calcext:value-type="float">
            <text:p>1649.8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03152" calcext:value-type="float">
            <text:p>1649.8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84864" calcext:value-type="float">
            <text:p>1649.7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84864" calcext:value-type="float">
            <text:p>1649.7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78768" calcext:value-type="float">
            <text:p>1649.7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5344" calcext:value-type="float">
            <text:p>1649.8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192" calcext:value-type="float">
            <text:p>1649.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8392" calcext:value-type="float">
            <text:p>1649.8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5344" calcext:value-type="float">
            <text:p>1649.8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0584" calcext:value-type="float">
            <text:p>1649.8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9728" calcext:value-type="float">
            <text:p>1649.8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8392" calcext:value-type="float">
            <text:p>1649.8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062" calcext:value-type="float">
            <text:p>1649.8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27536" calcext:value-type="float">
            <text:p>1649.8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09248" calcext:value-type="float">
            <text:p>1649.8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78768" calcext:value-type="float">
            <text:p>1649.7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81816" calcext:value-type="float">
            <text:p>1649.7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9624" calcext:value-type="float">
            <text:p>1649.7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7572" calcext:value-type="float">
            <text:p>1649.7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1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97056" calcext:value-type="float">
            <text:p>1649.7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87912" calcext:value-type="float">
            <text:p>1649.7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78768" calcext:value-type="float">
            <text:p>1649.7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84864" calcext:value-type="float">
            <text:p>1649.7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03152" calcext:value-type="float">
            <text:p>1649.8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2296" calcext:value-type="float">
            <text:p>1649.8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9096" calcext:value-type="float">
            <text:p>1649.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81816" calcext:value-type="float">
            <text:p>1649.7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72672" calcext:value-type="float">
            <text:p>1649.7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57432" calcext:value-type="float">
            <text:p>1649.7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9624" calcext:value-type="float">
            <text:p>1649.7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9096" calcext:value-type="float">
            <text:p>1649.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72672" calcext:value-type="float">
            <text:p>1649.7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54384" calcext:value-type="float">
            <text:p>1649.7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6576" calcext:value-type="float">
            <text:p>1649.7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78768" calcext:value-type="float">
            <text:p>1649.7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9624" calcext:value-type="float">
            <text:p>1649.7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3528" calcext:value-type="float">
            <text:p>1649.7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4524" calcext:value-type="float">
            <text:p>1649.7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94008" calcext:value-type="float">
            <text:p>1649.7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87912" calcext:value-type="float">
            <text:p>1649.7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9624" calcext:value-type="float">
            <text:p>1649.7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54384" calcext:value-type="float">
            <text:p>1649.7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9624" calcext:value-type="float">
            <text:p>1649.7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4524" calcext:value-type="float">
            <text:p>1649.7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20856" calcext:value-type="float">
            <text:p>1649.7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05616" calcext:value-type="float">
            <text:p>1649.7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96472" calcext:value-type="float">
            <text:p>1649.6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87328" calcext:value-type="float">
            <text:p>1649.6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11712" calcext:value-type="float">
            <text:p>1649.7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08664" calcext:value-type="float">
            <text:p>1649.7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90376" calcext:value-type="float">
            <text:p>1649.6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8428" calcext:value-type="float">
            <text:p>1649.6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6904" calcext:value-type="float">
            <text:p>1649.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9896" calcext:value-type="float">
            <text:p>1649.6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1608" calcext:value-type="float">
            <text:p>1649.6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9896" calcext:value-type="float">
            <text:p>1649.6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0752" calcext:value-type="float">
            <text:p>1649.6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17224" calcext:value-type="float">
            <text:p>1649.6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7704" calcext:value-type="float">
            <text:p>1649.6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5512" calcext:value-type="float">
            <text:p>1649.6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6368" calcext:value-type="float">
            <text:p>1649.6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05032" calcext:value-type="float">
            <text:p>1649.6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11128" calcext:value-type="float">
            <text:p>1649.6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05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98936" calcext:value-type="float">
            <text:p>1649.5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9284" calcext:value-type="float">
            <text:p>1649.5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05032" calcext:value-type="float">
            <text:p>1649.6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86744" calcext:value-type="float">
            <text:p>1649.5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6236" calcext:value-type="float">
            <text:p>1649.5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68456" calcext:value-type="float">
            <text:p>1649.5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56264" calcext:value-type="float">
            <text:p>1649.5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53216" calcext:value-type="float">
            <text:p>1649.5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59312" calcext:value-type="float">
            <text:p>1649.5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25784" calcext:value-type="float">
            <text:p>1649.5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37976" calcext:value-type="float">
            <text:p>1649.5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13592" calcext:value-type="float">
            <text:p>1649.5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014" calcext:value-type="float">
            <text:p>1649.5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04448" calcext:value-type="float">
            <text:p>1649.5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95304" calcext:value-type="float">
            <text:p>1649.4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98352" calcext:value-type="float">
            <text:p>1649.4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014" calcext:value-type="float">
            <text:p>1649.5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92256" calcext:value-type="float">
            <text:p>1649.4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98352" calcext:value-type="float">
            <text:p>1649.4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8616" calcext:value-type="float">
            <text:p>1649.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52632" calcext:value-type="float">
            <text:p>1649.4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31296" calcext:value-type="float">
            <text:p>1649.4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43488" calcext:value-type="float">
            <text:p>1649.4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252" calcext:value-type="float">
            <text:p>1649.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16056" calcext:value-type="float">
            <text:p>1649.4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85576" calcext:value-type="float">
            <text:p>1649.3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73384" calcext:value-type="float">
            <text:p>1649.3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13008" calcext:value-type="float">
            <text:p>1649.4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00816" calcext:value-type="float">
            <text:p>1649.4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76432" calcext:value-type="float">
            <text:p>1649.3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45952" calcext:value-type="float">
            <text:p>1649.3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42904" calcext:value-type="float">
            <text:p>1649.3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49" calcext:value-type="float">
            <text:p>1649.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1852" calcext:value-type="float">
            <text:p>1649.3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8804" calcext:value-type="float">
            <text:p>1649.2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75848" calcext:value-type="float">
            <text:p>1649.2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5756" calcext:value-type="float">
            <text:p>1649.2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78896" calcext:value-type="float">
            <text:p>1649.2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51464" calcext:value-type="float">
            <text:p>1649.2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39272" calcext:value-type="float">
            <text:p>1649.2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05744" calcext:value-type="float">
            <text:p>1649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38688" calcext:value-type="float">
            <text:p>1649.1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966" calcext:value-type="float">
            <text:p>1649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63072" calcext:value-type="float">
            <text:p>1649.1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204" calcext:value-type="float">
            <text:p>1649.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99064" calcext:value-type="float">
            <text:p>1649.0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08208" calcext:value-type="float">
            <text:p>1649.1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53344" calcext:value-type="float">
            <text:p>1649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77728" calcext:value-type="float">
            <text:p>1649.0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47248" calcext:value-type="float">
            <text:p>1649.0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9848" calcext:value-type="float">
            <text:p>1648.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58856" calcext:value-type="float">
            <text:p>1648.9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46664" calcext:value-type="float">
            <text:p>1648.9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97896" calcext:value-type="float">
            <text:p>1648.8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55224" calcext:value-type="float">
            <text:p>1648.8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03408" calcext:value-type="float">
            <text:p>1648.8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6988" calcext:value-type="float">
            <text:p>1648.7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27208" calcext:value-type="float">
            <text:p>1648.7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641864" calcext:value-type="float">
            <text:p>1648.6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57176" calcext:value-type="float">
            <text:p>1648.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86416" calcext:value-type="float">
            <text:p>1648.4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38888" calcext:value-type="float">
            <text:p>1648.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2822" calcext:value-type="float">
            <text:p>1648.2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108464" calcext:value-type="float">
            <text:p>1648.1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46336" calcext:value-type="float">
            <text:p>1647.8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00616" calcext:value-type="float">
            <text:p>1647.8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56776" calcext:value-type="float">
            <text:p>1647.5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55024" calcext:value-type="float">
            <text:p>1647.2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63584" calcext:value-type="float">
            <text:p>1647.1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47632" calcext:value-type="float">
            <text:p>1647.5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7928" calcext:value-type="float">
            <text:p>1647.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629928" calcext:value-type="float">
            <text:p>1647.6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76944" calcext:value-type="float">
            <text:p>1647.3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20328" calcext:value-type="float">
            <text:p>1647.0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642376" calcext:value-type="float">
            <text:p>1646.6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33148" calcext:value-type="float">
            <text:p>1646.3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538744" calcext:value-type="float">
            <text:p>1646.5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816112" calcext:value-type="float">
            <text:p>1646.8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23376" calcext:value-type="float">
            <text:p>1647.0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42832" calcext:value-type="float">
            <text:p>1647.2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87256" calcext:value-type="float">
            <text:p>1647.5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98152" calcext:value-type="float">
            <text:p>1647.8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206" calcext:value-type="float">
            <text:p>1648.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0788" calcext:value-type="float">
            <text:p>1648.0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1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03664" calcext:value-type="float">
            <text:p>1647.8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75064" calcext:value-type="float">
            <text:p>1647.5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70264" calcext:value-type="float">
            <text:p>1647.2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14816" calcext:value-type="float">
            <text:p>1647.1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49512" calcext:value-type="float">
            <text:p>1647.3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51848" calcext:value-type="float">
            <text:p>1647.7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233432" calcext:value-type="float">
            <text:p>1648.2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553472" calcext:value-type="float">
            <text:p>1648.5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83368" calcext:value-type="float">
            <text:p>1648.4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376688" calcext:value-type="float">
            <text:p>1648.3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23648" calcext:value-type="float">
            <text:p>1648.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77984" calcext:value-type="float">
            <text:p>1648.0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5548" calcext:value-type="float">
            <text:p>1647.8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654312" calcext:value-type="float">
            <text:p>1647.6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34856" calcext:value-type="float">
            <text:p>1647.4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14816" calcext:value-type="float">
            <text:p>1647.1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730768" calcext:value-type="float">
            <text:p>1646.7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51436" calcext:value-type="float">
            <text:p>1646.5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57532" calcext:value-type="float">
            <text:p>1646.5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69724" calcext:value-type="float">
            <text:p>1646.6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797824" calcext:value-type="float">
            <text:p>1646.7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20328" calcext:value-type="float">
            <text:p>1647.0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97696" calcext:value-type="float">
            <text:p>1647.2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09888" calcext:value-type="float">
            <text:p>1647.3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48344" calcext:value-type="float">
            <text:p>1647.1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7636" calcext:value-type="float">
            <text:p>1647.2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678696" calcext:value-type="float">
            <text:p>1647.6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17024" calcext:value-type="float">
            <text:p>1648.0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21952" calcext:value-type="float">
            <text:p>1647.8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93352" calcext:value-type="float">
            <text:p>1647.5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0684" calcext:value-type="float">
            <text:p>1647.3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44128" calcext:value-type="float">
            <text:p>1646.9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715528" calcext:value-type="float">
            <text:p>1646.7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782584" calcext:value-type="float">
            <text:p>1646.7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898408" calcext:value-type="float">
            <text:p>1646.8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96528" calcext:value-type="float">
            <text:p>1647.0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03208" calcext:value-type="float">
            <text:p>1647.2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46464" calcext:value-type="float">
            <text:p>1647.3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75064" calcext:value-type="float">
            <text:p>1647.5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60992" calcext:value-type="float">
            <text:p>1647.7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10928" calcext:value-type="float">
            <text:p>1648.0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294392" calcext:value-type="float">
            <text:p>1648.2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638816" calcext:value-type="float">
            <text:p>1648.6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77728" calcext:value-type="float">
            <text:p>1649.0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05032" calcext:value-type="float">
            <text:p>1649.6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25072" calcext:value-type="float">
            <text:p>1649.9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8976" calcext:value-type="float">
            <text:p>1649.9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5928" calcext:value-type="float">
            <text:p>1649.9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86" calcext:value-type="float">
            <text:p>1649.9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86" calcext:value-type="float">
            <text:p>1649.9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2128" calcext:value-type="float">
            <text:p>1649.9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6032" calcext:value-type="float">
            <text:p>1649.9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64696" calcext:value-type="float">
            <text:p>1649.9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6408" calcext:value-type="float">
            <text:p>1649.9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34216" calcext:value-type="float">
            <text:p>1649.9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67744" calcext:value-type="float">
            <text:p>1649.9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2984" calcext:value-type="float">
            <text:p>1649.9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0792" calcext:value-type="float">
            <text:p>1649.9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9456" calcext:value-type="float">
            <text:p>1649.9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5176" calcext:value-type="float">
            <text:p>1649.9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908" calcext:value-type="float">
            <text:p>1649.9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64696" calcext:value-type="float">
            <text:p>1649.9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12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2984" calcext:value-type="float">
            <text:p>1649.9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2128" calcext:value-type="float">
            <text:p>1649.9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6512" calcext:value-type="float">
            <text:p>1650.0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5176" calcext:value-type="float">
            <text:p>1649.9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0896" calcext:value-type="float">
            <text:p>1650.0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62232" calcext:value-type="float">
            <text:p>1650.0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6136" calcext:value-type="float">
            <text:p>1650.0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3088" calcext:value-type="float">
            <text:p>1650.0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9184" calcext:value-type="float">
            <text:p>1650.0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6136" calcext:value-type="float">
            <text:p>1650.0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6136" calcext:value-type="float">
            <text:p>1650.0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6136" calcext:value-type="float">
            <text:p>1650.0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3088" calcext:value-type="float">
            <text:p>1650.0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3088" calcext:value-type="float">
            <text:p>1650.0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9184" calcext:value-type="float">
            <text:p>1650.0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74424" calcext:value-type="float">
            <text:p>1650.0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68328" calcext:value-type="float">
            <text:p>1650.0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004" calcext:value-type="float">
            <text:p>1650.0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3944" calcext:value-type="float">
            <text:p>1650.0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3088" calcext:value-type="float">
            <text:p>1650.0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0896" calcext:value-type="float">
            <text:p>1650.0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6136" calcext:value-type="float">
            <text:p>1650.0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74424" calcext:value-type="float">
            <text:p>1650.0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07368" calcext:value-type="float">
            <text:p>1650.0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5176" calcext:value-type="float">
            <text:p>1649.9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28704" calcext:value-type="float">
            <text:p>1650.0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3944" calcext:value-type="float">
            <text:p>1650.0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3464" calcext:value-type="float">
            <text:p>1650.0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01272" calcext:value-type="float">
            <text:p>1650.0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25656" calcext:value-type="float">
            <text:p>1650.0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28704" calcext:value-type="float">
            <text:p>1650.0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31752" calcext:value-type="float">
            <text:p>1650.0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348" calcext:value-type="float">
            <text:p>1650.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956" calcext:value-type="float">
            <text:p>1650.0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8224" calcext:value-type="float">
            <text:p>1649.9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2984" calcext:value-type="float">
            <text:p>1649.9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764" calcext:value-type="float">
            <text:p>1649.8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67744" calcext:value-type="float">
            <text:p>1649.9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2984" calcext:value-type="float">
            <text:p>1649.9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9936" calcext:value-type="float">
            <text:p>1649.9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61648" calcext:value-type="float">
            <text:p>1649.9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37264" calcext:value-type="float">
            <text:p>1649.9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6304" calcext:value-type="float">
            <text:p>1649.8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4112" calcext:value-type="float">
            <text:p>1649.8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2776" calcext:value-type="float">
            <text:p>1649.8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716" calcext:value-type="float">
            <text:p>1649.8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8016" calcext:value-type="float">
            <text:p>1649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26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192" calcext:value-type="float">
            <text:p>1649.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3632" calcext:value-type="float">
            <text:p>1649.8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192" calcext:value-type="float">
            <text:p>1649.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8016" calcext:value-type="float">
            <text:p>1649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4968" calcext:value-type="float">
            <text:p>1649.8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37264" calcext:value-type="float">
            <text:p>1649.9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9936" calcext:value-type="float">
            <text:p>1649.9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8976" calcext:value-type="float">
            <text:p>1649.9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956" calcext:value-type="float">
            <text:p>1650.0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28704" calcext:value-type="float">
            <text:p>1650.0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37848" calcext:value-type="float">
            <text:p>1650.0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6992" calcext:value-type="float">
            <text:p>1650.0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3088" calcext:value-type="float">
            <text:p>1650.0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348" calcext:value-type="float">
            <text:p>1650.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37848" calcext:value-type="float">
            <text:p>1650.0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6992" calcext:value-type="float">
            <text:p>1650.0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0896" calcext:value-type="float">
            <text:p>1650.0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5176" calcext:value-type="float">
            <text:p>1649.9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0312" calcext:value-type="float">
            <text:p>1649.9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00688" calcext:value-type="float">
            <text:p>1649.9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348" calcext:value-type="float">
            <text:p>1650.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348" calcext:value-type="float">
            <text:p>1650.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6512" calcext:value-type="float">
            <text:p>1650.0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25656" calcext:value-type="float">
            <text:p>1650.0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956" calcext:value-type="float">
            <text:p>1650.0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6512" calcext:value-type="float">
            <text:p>1650.0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8224" calcext:value-type="float">
            <text:p>1649.9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908" calcext:value-type="float">
            <text:p>1649.9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0416" calcext:value-type="float">
            <text:p>1650.0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01272" calcext:value-type="float">
            <text:p>1650.0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0416" calcext:value-type="float">
            <text:p>1650.0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8224" calcext:value-type="float">
            <text:p>1649.9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908" calcext:value-type="float">
            <text:p>1649.9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5176" calcext:value-type="float">
            <text:p>1649.9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01272" calcext:value-type="float">
            <text:p>1650.0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6032" calcext:value-type="float">
            <text:p>1649.9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0792" calcext:value-type="float">
            <text:p>1649.9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5552" calcext:value-type="float">
            <text:p>1649.9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86" calcext:value-type="float">
            <text:p>1649.9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86" calcext:value-type="float">
            <text:p>1649.9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2504" calcext:value-type="float">
            <text:p>1649.9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6408" calcext:value-type="float">
            <text:p>1649.9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0312" calcext:value-type="float">
            <text:p>1649.9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6408" calcext:value-type="float">
            <text:p>1649.9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5176" calcext:value-type="float">
            <text:p>1649.9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34216" calcext:value-type="float">
            <text:p>1649.9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06784" calcext:value-type="float">
            <text:p>1649.9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288" calcext:value-type="float">
            <text:p>1649.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37264" calcext:value-type="float">
            <text:p>1649.9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5552" calcext:value-type="float">
            <text:p>1649.9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6408" calcext:value-type="float">
            <text:p>1649.9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9456" calcext:value-type="float">
            <text:p>1649.9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8976" calcext:value-type="float">
            <text:p>1649.9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8976" calcext:value-type="float">
            <text:p>1649.9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22024" calcext:value-type="float">
            <text:p>1649.9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8976" calcext:value-type="float">
            <text:p>1649.9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8976" calcext:value-type="float">
            <text:p>1649.9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8976" calcext:value-type="float">
            <text:p>1649.9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06784" calcext:value-type="float">
            <text:p>1649.9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288" calcext:value-type="float">
            <text:p>1649.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5928" calcext:value-type="float">
            <text:p>1649.9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764" calcext:value-type="float">
            <text:p>1649.8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5928" calcext:value-type="float">
            <text:p>1649.9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09832" calcext:value-type="float">
            <text:p>1649.9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03736" calcext:value-type="float">
            <text:p>1649.9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5928" calcext:value-type="float">
            <text:p>1649.9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03736" calcext:value-type="float">
            <text:p>1649.9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9352" calcext:value-type="float">
            <text:p>1649.8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4592" calcext:value-type="float">
            <text:p>1649.8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8976" calcext:value-type="float">
            <text:p>1649.9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06784" calcext:value-type="float">
            <text:p>1649.9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00688" calcext:value-type="float">
            <text:p>1649.9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13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764" calcext:value-type="float">
            <text:p>1649.8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9352" calcext:value-type="float">
            <text:p>1649.8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00688" calcext:value-type="float">
            <text:p>1649.9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88496" calcext:value-type="float">
            <text:p>1649.8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9352" calcext:value-type="float">
            <text:p>1649.8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4112" calcext:value-type="float">
            <text:p>1649.8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1064" calcext:value-type="float">
            <text:p>1649.8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1544" calcext:value-type="float">
            <text:p>1649.8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1544" calcext:value-type="float">
            <text:p>1649.8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1544" calcext:value-type="float">
            <text:p>1649.8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764" calcext:value-type="float">
            <text:p>1649.8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6304" calcext:value-type="float">
            <text:p>1649.8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716" calcext:value-type="float">
            <text:p>1649.8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716" calcext:value-type="float">
            <text:p>1649.8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9352" calcext:value-type="float">
            <text:p>1649.8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4112" calcext:value-type="float">
            <text:p>1649.8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5824" calcext:value-type="float">
            <text:p>1649.8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8016" calcext:value-type="float">
            <text:p>1649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3632" calcext:value-type="float">
            <text:p>1649.8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3632" calcext:value-type="float">
            <text:p>1649.8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24488" calcext:value-type="float">
            <text:p>1649.8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0584" calcext:value-type="float">
            <text:p>1649.8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2144" calcext:value-type="float">
            <text:p>1649.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5824" calcext:value-type="float">
            <text:p>1649.8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00104" calcext:value-type="float">
            <text:p>1649.8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78768" calcext:value-type="float">
            <text:p>1649.7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9096" calcext:value-type="float">
            <text:p>1649.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9624" calcext:value-type="float">
            <text:p>1649.7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3528" calcext:value-type="float">
            <text:p>1649.7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6576" calcext:value-type="float">
            <text:p>1649.7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9096" calcext:value-type="float">
            <text:p>1649.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94008" calcext:value-type="float">
            <text:p>1649.7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9096" calcext:value-type="float">
            <text:p>1649.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9096" calcext:value-type="float">
            <text:p>1649.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78768" calcext:value-type="float">
            <text:p>1649.7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57432" calcext:value-type="float">
            <text:p>1649.7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39144" calcext:value-type="float">
            <text:p>1649.7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6576" calcext:value-type="float">
            <text:p>1649.7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78768" calcext:value-type="float">
            <text:p>1649.7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51336" calcext:value-type="float">
            <text:p>1649.7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36096" calcext:value-type="float">
            <text:p>1649.7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3" calcext:value-type="float">
            <text:p>1649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20856" calcext:value-type="float">
            <text:p>1649.7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02568" calcext:value-type="float">
            <text:p>1649.7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9952" calcext:value-type="float">
            <text:p>1649.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17808" calcext:value-type="float">
            <text:p>1649.7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90376" calcext:value-type="float">
            <text:p>1649.6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8428" calcext:value-type="float">
            <text:p>1649.6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05616" calcext:value-type="float">
            <text:p>1649.7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05616" calcext:value-type="float">
            <text:p>1649.7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96472" calcext:value-type="float">
            <text:p>1649.6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81232" calcext:value-type="float">
            <text:p>1649.6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4656" calcext:value-type="float">
            <text:p>1649.6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11128" calcext:value-type="float">
            <text:p>1649.6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19688" calcext:value-type="float">
            <text:p>1649.5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64824" calcext:value-type="float">
            <text:p>1649.4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77016" calcext:value-type="float">
            <text:p>1649.4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1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13592" calcext:value-type="float">
            <text:p>1649.5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7092" calcext:value-type="float">
            <text:p>1649.4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64824" calcext:value-type="float">
            <text:p>1649.4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8616" calcext:value-type="float">
            <text:p>1649.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80064" calcext:value-type="float">
            <text:p>1649.4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014" calcext:value-type="float">
            <text:p>1649.5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80648" calcext:value-type="float">
            <text:p>1649.5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11712" calcext:value-type="float">
            <text:p>1649.7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02568" calcext:value-type="float">
            <text:p>1649.7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9952" calcext:value-type="float">
            <text:p>1649.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08664" calcext:value-type="float">
            <text:p>1649.7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9952" calcext:value-type="float">
            <text:p>1649.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05616" calcext:value-type="float">
            <text:p>1649.7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11712" calcext:value-type="float">
            <text:p>1649.7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05616" calcext:value-type="float">
            <text:p>1649.7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02568" calcext:value-type="float">
            <text:p>1649.7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23904" calcext:value-type="float">
            <text:p>1649.7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39144" calcext:value-type="float">
            <text:p>1649.7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33048" calcext:value-type="float">
            <text:p>1649.7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1476" calcext:value-type="float">
            <text:p>1649.7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1476" calcext:value-type="float">
            <text:p>1649.7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9952" calcext:value-type="float">
            <text:p>1649.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75136" calcext:value-type="float">
            <text:p>1649.6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78184" calcext:value-type="float">
            <text:p>1649.6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9952" calcext:value-type="float">
            <text:p>1649.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87328" calcext:value-type="float">
            <text:p>1649.6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75136" calcext:value-type="float">
            <text:p>1649.6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7704" calcext:value-type="float">
            <text:p>1649.6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1608" calcext:value-type="float">
            <text:p>1649.6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1608" calcext:value-type="float">
            <text:p>1649.6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1608" calcext:value-type="float">
            <text:p>1649.6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2464" calcext:value-type="float">
            <text:p>1649.6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5512" calcext:value-type="float">
            <text:p>1649.6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0272" calcext:value-type="float">
            <text:p>1649.6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01984" calcext:value-type="float">
            <text:p>1649.6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01984" calcext:value-type="float">
            <text:p>1649.6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0808" calcext:value-type="float">
            <text:p>1649.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17224" calcext:value-type="float">
            <text:p>1649.6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6368" calcext:value-type="float">
            <text:p>1649.6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0808" calcext:value-type="float">
            <text:p>1649.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332" calcext:value-type="float">
            <text:p>1649.6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9416" calcext:value-type="float">
            <text:p>1649.6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2464" calcext:value-type="float">
            <text:p>1649.6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4656" calcext:value-type="float">
            <text:p>1649.6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4656" calcext:value-type="float">
            <text:p>1649.6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332" calcext:value-type="float">
            <text:p>1649.6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32464" calcext:value-type="float">
            <text:p>1649.6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14176" calcext:value-type="float">
            <text:p>1649.6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98936" calcext:value-type="float">
            <text:p>1649.5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83696" calcext:value-type="float">
            <text:p>1649.5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86744" calcext:value-type="float">
            <text:p>1649.5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71504" calcext:value-type="float">
            <text:p>1649.5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65408" calcext:value-type="float">
            <text:p>1649.5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56264" calcext:value-type="float">
            <text:p>1649.5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50168" calcext:value-type="float">
            <text:p>1649.5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37976" calcext:value-type="float">
            <text:p>1649.5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07496" calcext:value-type="float">
            <text:p>1649.5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07496" calcext:value-type="float">
            <text:p>1649.5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10544" calcext:value-type="float">
            <text:p>1649.5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014" calcext:value-type="float">
            <text:p>1649.5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10544" calcext:value-type="float">
            <text:p>1649.5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13592" calcext:value-type="float">
            <text:p>1649.5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1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73968" calcext:value-type="float">
            <text:p>1649.4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8616" calcext:value-type="float">
            <text:p>1649.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92256" calcext:value-type="float">
            <text:p>1649.4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98352" calcext:value-type="float">
            <text:p>1649.4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07496" calcext:value-type="float">
            <text:p>1649.5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83112" calcext:value-type="float">
            <text:p>1649.4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73968" calcext:value-type="float">
            <text:p>1649.4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46536" calcext:value-type="float">
            <text:p>1649.4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46536" calcext:value-type="float">
            <text:p>1649.4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22152" calcext:value-type="float">
            <text:p>1649.4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88624" calcext:value-type="float">
            <text:p>1649.3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55096" calcext:value-type="float">
            <text:p>1649.3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52048" calcext:value-type="float">
            <text:p>1649.3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36808" calcext:value-type="float">
            <text:p>1649.3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21568" calcext:value-type="float">
            <text:p>1649.3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94136" calcext:value-type="float">
            <text:p>1649.2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69752" calcext:value-type="float">
            <text:p>1649.2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45368" calcext:value-type="float">
            <text:p>1649.2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36224" calcext:value-type="float">
            <text:p>1649.2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05744" calcext:value-type="float">
            <text:p>1649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966" calcext:value-type="float">
            <text:p>1649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53928" calcext:value-type="float">
            <text:p>1649.1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41736" calcext:value-type="float">
            <text:p>1649.1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32592" calcext:value-type="float">
            <text:p>1649.1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96016" calcext:value-type="float">
            <text:p>1649.0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62488" calcext:value-type="float">
            <text:p>1649.0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19816" calcext:value-type="float">
            <text:p>1649.0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01528" calcext:value-type="float">
            <text:p>1649.0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43616" calcext:value-type="float">
            <text:p>1648.9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00944" calcext:value-type="float">
            <text:p>1648.9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82656" calcext:value-type="float">
            <text:p>1648.8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10088" calcext:value-type="float">
            <text:p>1648.9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67416" calcext:value-type="float">
            <text:p>1648.8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06456" calcext:value-type="float">
            <text:p>1648.8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63784" calcext:value-type="float">
            <text:p>1648.7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94264" calcext:value-type="float">
            <text:p>1648.7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66832" calcext:value-type="float">
            <text:p>1648.7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42448" calcext:value-type="float">
            <text:p>1648.7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63784" calcext:value-type="float">
            <text:p>1648.7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394" calcext:value-type="float">
            <text:p>1648.7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69368" calcext:value-type="float">
            <text:p>1648.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638816" calcext:value-type="float">
            <text:p>1648.6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562616" calcext:value-type="float">
            <text:p>1648.5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52604" calcext:value-type="float">
            <text:p>1648.5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55936" calcext:value-type="float">
            <text:p>1648.4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367544" calcext:value-type="float">
            <text:p>1648.3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294392" calcext:value-type="float">
            <text:p>1648.2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187712" calcext:value-type="float">
            <text:p>1648.1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87128" calcext:value-type="float">
            <text:p>1648.0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96216" calcext:value-type="float">
            <text:p>1647.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43288" calcext:value-type="float">
            <text:p>1647.8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30512" calcext:value-type="float">
            <text:p>1647.7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68968" calcext:value-type="float">
            <text:p>1647.5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8304" calcext:value-type="float">
            <text:p>1647.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03208" calcext:value-type="float">
            <text:p>1647.2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7156" calcext:value-type="float">
            <text:p>1646.9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657616" calcext:value-type="float">
            <text:p>1646.6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282712" calcext:value-type="float">
            <text:p>1646.2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855992" calcext:value-type="float">
            <text:p>1645.8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535952" calcext:value-type="float">
            <text:p>1645.5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50852" calcext:value-type="float">
            <text:p>1645.5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4628" calcext:value-type="float">
            <text:p>1645.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499376" calcext:value-type="float">
            <text:p>1645.4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590816" calcext:value-type="float">
            <text:p>1645.5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606056" calcext:value-type="float">
            <text:p>1645.6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639584" calcext:value-type="float">
            <text:p>1645.6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688352" calcext:value-type="float">
            <text:p>1645.6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8438" calcext:value-type="float">
            <text:p>1645.8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1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5.93524" calcext:value-type="float">
            <text:p>1645.9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035824" calcext:value-type="float">
            <text:p>1646.0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136408" calcext:value-type="float">
            <text:p>1646.1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249184" calcext:value-type="float">
            <text:p>1646.2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365008" calcext:value-type="float">
            <text:p>1646.3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602752" calcext:value-type="float">
            <text:p>1646.6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785632" calcext:value-type="float">
            <text:p>1646.7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41664" calcext:value-type="float">
            <text:p>1647.0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78868" calcext:value-type="float">
            <text:p>1646.7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304048" calcext:value-type="float">
            <text:p>1646.3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078496" calcext:value-type="float">
            <text:p>1646.0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096784" calcext:value-type="float">
            <text:p>1646.0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169936" calcext:value-type="float">
            <text:p>1646.1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230896" calcext:value-type="float">
            <text:p>1646.2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297952" calcext:value-type="float">
            <text:p>1646.2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371104" calcext:value-type="float">
            <text:p>1646.3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46864" calcext:value-type="float">
            <text:p>1646.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572272" calcext:value-type="float">
            <text:p>1646.5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724672" calcext:value-type="float">
            <text:p>1646.7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13648" calcext:value-type="float">
            <text:p>1646.9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392" calcext:value-type="float">
            <text:p>1647.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614688" calcext:value-type="float">
            <text:p>1647.6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78112" calcext:value-type="float">
            <text:p>1647.5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5256" calcext:value-type="float">
            <text:p>1647.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4776" calcext:value-type="float">
            <text:p>1647.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6058" calcext:value-type="float">
            <text:p>1646.6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486928" calcext:value-type="float">
            <text:p>1646.4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584464" calcext:value-type="float">
            <text:p>1646.5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785632" calcext:value-type="float">
            <text:p>1646.7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38032" calcext:value-type="float">
            <text:p>1646.9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36736" calcext:value-type="float">
            <text:p>1647.2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614688" calcext:value-type="float">
            <text:p>1647.6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536" calcext:value-type="float">
            <text:p>1648.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163328" calcext:value-type="float">
            <text:p>1648.1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17024" calcext:value-type="float">
            <text:p>1648.0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51848" calcext:value-type="float">
            <text:p>1647.7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19616" calcext:value-type="float">
            <text:p>1647.4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59952" calcext:value-type="float">
            <text:p>1647.0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62416" calcext:value-type="float">
            <text:p>1646.9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94064" calcext:value-type="float">
            <text:p>1647.1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86672" calcext:value-type="float">
            <text:p>1647.4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92768" calcext:value-type="float">
            <text:p>1647.4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79408" calcext:value-type="float">
            <text:p>1647.2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36736" calcext:value-type="float">
            <text:p>1647.2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23248" calcext:value-type="float">
            <text:p>1647.5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76816" calcext:value-type="float">
            <text:p>1647.8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248672" calcext:value-type="float">
            <text:p>1648.2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291344" calcext:value-type="float">
            <text:p>1648.2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87128" calcext:value-type="float">
            <text:p>1648.0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21952" calcext:value-type="float">
            <text:p>1647.8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7448" calcext:value-type="float">
            <text:p>1647.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72144" calcext:value-type="float">
            <text:p>1647.0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89536" calcext:value-type="float">
            <text:p>1646.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5632" calcext:value-type="float">
            <text:p>1646.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4776" calcext:value-type="float">
            <text:p>1647.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78824" calcext:value-type="float">
            <text:p>1647.1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76944" calcext:value-type="float">
            <text:p>1647.3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84208" calcext:value-type="float">
            <text:p>1647.5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00032" calcext:value-type="float">
            <text:p>1647.7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91644" calcext:value-type="float">
            <text:p>1647.9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260864" calcext:value-type="float">
            <text:p>1648.2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02824" calcext:value-type="float">
            <text:p>1648.7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88624" calcext:value-type="float">
            <text:p>1649.3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51336" calcext:value-type="float">
            <text:p>1649.7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84864" calcext:value-type="float">
            <text:p>1649.7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6576" calcext:value-type="float">
            <text:p>1649.7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24488" calcext:value-type="float">
            <text:p>1649.8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0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9352" calcext:value-type="float">
            <text:p>1649.8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5824" calcext:value-type="float">
            <text:p>1649.8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5824" calcext:value-type="float">
            <text:p>1649.8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824" calcext:value-type="float">
            <text:p>1649.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1544" calcext:value-type="float">
            <text:p>1649.8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2504" calcext:value-type="float">
            <text:p>1649.9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5552" calcext:value-type="float">
            <text:p>1649.9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6408" calcext:value-type="float">
            <text:p>1649.9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86" calcext:value-type="float">
            <text:p>1649.9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61648" calcext:value-type="float">
            <text:p>1649.9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0792" calcext:value-type="float">
            <text:p>1649.9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384" calcext:value-type="float">
            <text:p>1649.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22608" calcext:value-type="float">
            <text:p>1650.0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6528" calcext:value-type="float">
            <text:p>1650.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6136" calcext:value-type="float">
            <text:p>1650.0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0896" calcext:value-type="float">
            <text:p>1650.0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28704" calcext:value-type="float">
            <text:p>1650.0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348" calcext:value-type="float">
            <text:p>1650.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6512" calcext:value-type="float">
            <text:p>1650.0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2128" calcext:value-type="float">
            <text:p>1649.9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86" calcext:value-type="float">
            <text:p>1649.9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8976" calcext:value-type="float">
            <text:p>1649.9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5928" calcext:value-type="float">
            <text:p>1649.9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336" calcext:value-type="float">
            <text:p>1649.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67744" calcext:value-type="float">
            <text:p>1649.9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6032" calcext:value-type="float">
            <text:p>1649.9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61648" calcext:value-type="float">
            <text:p>1649.9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6032" calcext:value-type="float">
            <text:p>1649.9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2128" calcext:value-type="float">
            <text:p>1649.9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6032" calcext:value-type="float">
            <text:p>1649.9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3088" calcext:value-type="float">
            <text:p>1650.0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0896" calcext:value-type="float">
            <text:p>1650.0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3944" calcext:value-type="float">
            <text:p>1650.0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28704" calcext:value-type="float">
            <text:p>1650.0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052" calcext:value-type="float">
            <text:p>1650.0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04904" calcext:value-type="float">
            <text:p>1650.1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9664" calcext:value-type="float">
            <text:p>1650.0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0896" calcext:value-type="float">
            <text:p>1650.0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9664" calcext:value-type="float">
            <text:p>1650.0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6616" calcext:value-type="float">
            <text:p>1650.0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6616" calcext:value-type="float">
            <text:p>1650.0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77472" calcext:value-type="float">
            <text:p>1650.0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07952" calcext:value-type="float">
            <text:p>1650.1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8808" calcext:value-type="float">
            <text:p>1650.0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01856" calcext:value-type="float">
            <text:p>1650.1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07952" calcext:value-type="float">
            <text:p>1650.1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9664" calcext:value-type="float">
            <text:p>1650.0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1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68328" calcext:value-type="float">
            <text:p>1650.0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2624" calcext:value-type="float">
            <text:p>1650.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11" calcext:value-type="float">
            <text:p>1650.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9664" calcext:value-type="float">
            <text:p>1650.0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6616" calcext:value-type="float">
            <text:p>1650.0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04904" calcext:value-type="float">
            <text:p>1650.1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14048" calcext:value-type="float">
            <text:p>1650.1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8808" calcext:value-type="float">
            <text:p>1650.0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74424" calcext:value-type="float">
            <text:p>1650.0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9184" calcext:value-type="float">
            <text:p>1650.0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576" calcext:value-type="float">
            <text:p>1650.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77472" calcext:value-type="float">
            <text:p>1650.0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3088" calcext:value-type="float">
            <text:p>1650.0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6136" calcext:value-type="float">
            <text:p>1650.0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004" calcext:value-type="float">
            <text:p>1650.0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62232" calcext:value-type="float">
            <text:p>1650.0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20144" calcext:value-type="float">
            <text:p>1650.1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052" calcext:value-type="float">
            <text:p>1650.0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62232" calcext:value-type="float">
            <text:p>1650.0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6136" calcext:value-type="float">
            <text:p>1650.0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6992" calcext:value-type="float">
            <text:p>1650.0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0896" calcext:value-type="float">
            <text:p>1650.0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0416" calcext:value-type="float">
            <text:p>1650.0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01272" calcext:value-type="float">
            <text:p>1650.0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8224" calcext:value-type="float">
            <text:p>1649.9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6888" calcext:value-type="float">
            <text:p>1649.9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9936" calcext:value-type="float">
            <text:p>1649.9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5176" calcext:value-type="float">
            <text:p>1649.9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956" calcext:value-type="float">
            <text:p>1650.0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6512" calcext:value-type="float">
            <text:p>1650.0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67744" calcext:value-type="float">
            <text:p>1649.9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07952" calcext:value-type="float">
            <text:p>1650.1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2712" calcext:value-type="float">
            <text:p>1650.0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576" calcext:value-type="float">
            <text:p>1650.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11" calcext:value-type="float">
            <text:p>1650.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2712" calcext:value-type="float">
            <text:p>1650.0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74424" calcext:value-type="float">
            <text:p>1650.0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74424" calcext:value-type="float">
            <text:p>1650.0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68328" calcext:value-type="float">
            <text:p>1650.0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2712" calcext:value-type="float">
            <text:p>1650.0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8808" calcext:value-type="float">
            <text:p>1650.0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6616" calcext:value-type="float">
            <text:p>1650.0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62232" calcext:value-type="float">
            <text:p>1650.0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3944" calcext:value-type="float">
            <text:p>1650.0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3088" calcext:value-type="float">
            <text:p>1650.0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77472" calcext:value-type="float">
            <text:p>1650.0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68328" calcext:value-type="float">
            <text:p>1650.0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6136" calcext:value-type="float">
            <text:p>1650.0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0896" calcext:value-type="float">
            <text:p>1650.0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6992" calcext:value-type="float">
            <text:p>1650.0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3944" calcext:value-type="float">
            <text:p>1650.0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25656" calcext:value-type="float">
            <text:p>1650.0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0432" calcext:value-type="float">
            <text:p>1650.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9936" calcext:value-type="float">
            <text:p>1649.9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88496" calcext:value-type="float">
            <text:p>1649.8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9352" calcext:value-type="float">
            <text:p>1649.8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4968" calcext:value-type="float">
            <text:p>1649.8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8016" calcext:value-type="float">
            <text:p>1649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824" calcext:value-type="float">
            <text:p>1649.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85448" calcext:value-type="float">
            <text:p>1649.8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716" calcext:value-type="float">
            <text:p>1649.8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16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5824" calcext:value-type="float">
            <text:p>1649.8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8016" calcext:value-type="float">
            <text:p>1649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1064" calcext:value-type="float">
            <text:p>1649.8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2776" calcext:value-type="float">
            <text:p>1649.8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5824" calcext:value-type="float">
            <text:p>1649.8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8872" calcext:value-type="float">
            <text:p>1649.8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4968" calcext:value-type="float">
            <text:p>1649.8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668" calcext:value-type="float">
            <text:p>1649.8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8392" calcext:value-type="float">
            <text:p>1649.8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062" calcext:value-type="float">
            <text:p>1649.8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8392" calcext:value-type="float">
            <text:p>1649.8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0584" calcext:value-type="float">
            <text:p>1649.8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9728" calcext:value-type="float">
            <text:p>1649.8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8872" calcext:value-type="float">
            <text:p>1649.8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668" calcext:value-type="float">
            <text:p>1649.8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3632" calcext:value-type="float">
            <text:p>1649.8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1064" calcext:value-type="float">
            <text:p>1649.8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824" calcext:value-type="float">
            <text:p>1649.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3256" calcext:value-type="float">
            <text:p>1649.8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764" calcext:value-type="float">
            <text:p>1649.8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37848" calcext:value-type="float">
            <text:p>1650.0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74424" calcext:value-type="float">
            <text:p>1650.0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6616" calcext:value-type="float">
            <text:p>1650.0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71376" calcext:value-type="float">
            <text:p>1650.0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6136" calcext:value-type="float">
            <text:p>1650.0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6528" calcext:value-type="float">
            <text:p>1650.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74424" calcext:value-type="float">
            <text:p>1650.0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3568" calcext:value-type="float">
            <text:p>1650.0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6616" calcext:value-type="float">
            <text:p>1650.0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62232" calcext:value-type="float">
            <text:p>1650.0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37848" calcext:value-type="float">
            <text:p>1650.0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28704" calcext:value-type="float">
            <text:p>1650.0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956" calcext:value-type="float">
            <text:p>1650.0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28704" calcext:value-type="float">
            <text:p>1650.0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22608" calcext:value-type="float">
            <text:p>1650.0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25656" calcext:value-type="float">
            <text:p>1650.0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6512" calcext:value-type="float">
            <text:p>1650.0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3088" calcext:value-type="float">
            <text:p>1650.0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6992" calcext:value-type="float">
            <text:p>1650.0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3944" calcext:value-type="float">
            <text:p>1650.0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6992" calcext:value-type="float">
            <text:p>1650.0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3944" calcext:value-type="float">
            <text:p>1650.0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28704" calcext:value-type="float">
            <text:p>1650.0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25656" calcext:value-type="float">
            <text:p>1650.0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6512" calcext:value-type="float">
            <text:p>1650.0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0416" calcext:value-type="float">
            <text:p>1650.0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6512" calcext:value-type="float">
            <text:p>1650.0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0432" calcext:value-type="float">
            <text:p>1650.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28704" calcext:value-type="float">
            <text:p>1650.0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28704" calcext:value-type="float">
            <text:p>1650.0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0416" calcext:value-type="float">
            <text:p>1650.0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3464" calcext:value-type="float">
            <text:p>1650.0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07368" calcext:value-type="float">
            <text:p>1650.0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3464" calcext:value-type="float">
            <text:p>1650.0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8224" calcext:value-type="float">
            <text:p>1649.9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0432" calcext:value-type="float">
            <text:p>1650.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5176" calcext:value-type="float">
            <text:p>1649.9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8224" calcext:value-type="float">
            <text:p>1649.9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3464" calcext:value-type="float">
            <text:p>1650.0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6032" calcext:value-type="float">
            <text:p>1649.9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2984" calcext:value-type="float">
            <text:p>1649.9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2984" calcext:value-type="float">
            <text:p>1649.9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2128" calcext:value-type="float">
            <text:p>1649.9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6888" calcext:value-type="float">
            <text:p>1649.9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61648" calcext:value-type="float">
            <text:p>1649.9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86" calcext:value-type="float">
            <text:p>1649.9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6408" calcext:value-type="float">
            <text:p>1649.9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34216" calcext:value-type="float">
            <text:p>1649.9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31168" calcext:value-type="float">
            <text:p>1649.9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0312" calcext:value-type="float">
            <text:p>1649.9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6408" calcext:value-type="float">
            <text:p>1649.9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31168" calcext:value-type="float">
            <text:p>1649.9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8976" calcext:value-type="float">
            <text:p>1649.9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34216" calcext:value-type="float">
            <text:p>1649.9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9456" calcext:value-type="float">
            <text:p>1649.9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67744" calcext:value-type="float">
            <text:p>1649.9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336" calcext:value-type="float">
            <text:p>1649.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0312" calcext:value-type="float">
            <text:p>1649.9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25072" calcext:value-type="float">
            <text:p>1649.9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8976" calcext:value-type="float">
            <text:p>1649.9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764" calcext:value-type="float">
            <text:p>1649.8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31168" calcext:value-type="float">
            <text:p>1649.9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09832" calcext:value-type="float">
            <text:p>1649.9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2812" calcext:value-type="float">
            <text:p>1649.9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336" calcext:value-type="float">
            <text:p>1649.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288" calcext:value-type="float">
            <text:p>1649.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88496" calcext:value-type="float">
            <text:p>1649.8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25072" calcext:value-type="float">
            <text:p>1649.9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6408" calcext:value-type="float">
            <text:p>1649.9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31168" calcext:value-type="float">
            <text:p>1649.9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5928" calcext:value-type="float">
            <text:p>1649.9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336" calcext:value-type="float">
            <text:p>1649.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25072" calcext:value-type="float">
            <text:p>1649.9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03736" calcext:value-type="float">
            <text:p>1649.9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288" calcext:value-type="float">
            <text:p>1649.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764" calcext:value-type="float">
            <text:p>1649.8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85448" calcext:value-type="float">
            <text:p>1649.8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03736" calcext:value-type="float">
            <text:p>1649.9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03736" calcext:value-type="float">
            <text:p>1649.9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85448" calcext:value-type="float">
            <text:p>1649.8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6304" calcext:value-type="float">
            <text:p>1649.8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4112" calcext:value-type="float">
            <text:p>1649.8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6304" calcext:value-type="float">
            <text:p>1649.8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9352" calcext:value-type="float">
            <text:p>1649.8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88496" calcext:value-type="float">
            <text:p>1649.8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3256" calcext:value-type="float">
            <text:p>1649.8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4968" calcext:value-type="float">
            <text:p>1649.8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824" calcext:value-type="float">
            <text:p>1649.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716" calcext:value-type="float">
            <text:p>1649.8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0584" calcext:value-type="float">
            <text:p>1649.8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2776" calcext:value-type="float">
            <text:p>1649.8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0584" calcext:value-type="float">
            <text:p>1649.8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5344" calcext:value-type="float">
            <text:p>1649.8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5344" calcext:value-type="float">
            <text:p>1649.8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2144" calcext:value-type="float">
            <text:p>1649.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72672" calcext:value-type="float">
            <text:p>1649.7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9624" calcext:value-type="float">
            <text:p>1649.7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7572" calcext:value-type="float">
            <text:p>1649.7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84864" calcext:value-type="float">
            <text:p>1649.7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2296" calcext:value-type="float">
            <text:p>1649.8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87912" calcext:value-type="float">
            <text:p>1649.7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6576" calcext:value-type="float">
            <text:p>1649.7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42192" calcext:value-type="float">
            <text:p>1649.7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9896" calcext:value-type="float">
            <text:p>1649.6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57432" calcext:value-type="float">
            <text:p>1649.7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87912" calcext:value-type="float">
            <text:p>1649.7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78768" calcext:value-type="float">
            <text:p>1649.7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81816" calcext:value-type="float">
            <text:p>1649.7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9624" calcext:value-type="float">
            <text:p>1649.7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48288" calcext:value-type="float">
            <text:p>1649.7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42192" calcext:value-type="float">
            <text:p>1649.7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54384" calcext:value-type="float">
            <text:p>1649.7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39144" calcext:value-type="float">
            <text:p>1649.7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96472" calcext:value-type="float">
            <text:p>1649.6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0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02568" calcext:value-type="float">
            <text:p>1649.7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81232" calcext:value-type="float">
            <text:p>1649.6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72088" calcext:value-type="float">
            <text:p>1649.6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87328" calcext:value-type="float">
            <text:p>1649.6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87328" calcext:value-type="float">
            <text:p>1649.6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9896" calcext:value-type="float">
            <text:p>1649.6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1608" calcext:value-type="float">
            <text:p>1649.6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332" calcext:value-type="float">
            <text:p>1649.6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95888" calcext:value-type="float">
            <text:p>1649.5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86744" calcext:value-type="float">
            <text:p>1649.5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80648" calcext:value-type="float">
            <text:p>1649.5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68456" calcext:value-type="float">
            <text:p>1649.5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41024" calcext:value-type="float">
            <text:p>1649.5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3188" calcext:value-type="float">
            <text:p>1649.5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04448" calcext:value-type="float">
            <text:p>1649.5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83112" calcext:value-type="float">
            <text:p>1649.4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7092" calcext:value-type="float">
            <text:p>1649.4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28248" calcext:value-type="float">
            <text:p>1649.4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06912" calcext:value-type="float">
            <text:p>1649.4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82528" calcext:value-type="float">
            <text:p>1649.3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76432" calcext:value-type="float">
            <text:p>1649.3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36808" calcext:value-type="float">
            <text:p>1649.3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97184" calcext:value-type="float">
            <text:p>1649.2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45368" calcext:value-type="float">
            <text:p>1649.2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87456" calcext:value-type="float">
            <text:p>1649.1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23448" calcext:value-type="float">
            <text:p>1649.1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38688" calcext:value-type="float">
            <text:p>1649.1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38688" calcext:value-type="float">
            <text:p>1649.1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99064" calcext:value-type="float">
            <text:p>1649.0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32008" calcext:value-type="float">
            <text:p>1649.0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40568" calcext:value-type="float">
            <text:p>1648.9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6132" calcext:value-type="float">
            <text:p>1648.8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57688" calcext:value-type="float">
            <text:p>1648.7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394" calcext:value-type="float">
            <text:p>1648.7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644912" calcext:value-type="float">
            <text:p>1648.6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77272" calcext:value-type="float">
            <text:p>1648.4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340112" calcext:value-type="float">
            <text:p>1648.3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263912" calcext:value-type="float">
            <text:p>1648.2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65792" calcext:value-type="float">
            <text:p>1648.0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34144" calcext:value-type="float">
            <text:p>1647.8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5068" calcext:value-type="float">
            <text:p>1647.5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89136" calcext:value-type="float">
            <text:p>1647.3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678696" calcext:value-type="float">
            <text:p>1647.6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44456" calcext:value-type="float">
            <text:p>1648.0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123704" calcext:value-type="float">
            <text:p>1648.1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925584" calcext:value-type="float">
            <text:p>1647.9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693936" calcext:value-type="float">
            <text:p>1647.6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01328" calcext:value-type="float">
            <text:p>1647.4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06256" calcext:value-type="float">
            <text:p>1647.2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16568" calcext:value-type="float">
            <text:p>1647.4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36608" calcext:value-type="float">
            <text:p>1647.7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14504" calcext:value-type="float">
            <text:p>1648.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239528" calcext:value-type="float">
            <text:p>1648.2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26168" calcext:value-type="float">
            <text:p>1648.0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51848" calcext:value-type="float">
            <text:p>1647.7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10472" calcext:value-type="float">
            <text:p>1647.4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33688" calcext:value-type="float">
            <text:p>1647.2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25712" calcext:value-type="float">
            <text:p>1647.4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1832" calcext:value-type="float">
            <text:p>1647.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102368" calcext:value-type="float">
            <text:p>1648.1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38888" calcext:value-type="float">
            <text:p>1648.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254768" calcext:value-type="float">
            <text:p>1648.2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3836" calcext:value-type="float">
            <text:p>1648.0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45752" calcext:value-type="float">
            <text:p>1647.7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2876" calcext:value-type="float">
            <text:p>1647.4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90432" calcext:value-type="float">
            <text:p>1647.0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3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14816" calcext:value-type="float">
            <text:p>1647.1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5256" calcext:value-type="float">
            <text:p>1647.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09176" calcext:value-type="float">
            <text:p>1647.7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79864" calcext:value-type="float">
            <text:p>1647.8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90304" calcext:value-type="float">
            <text:p>1647.5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09304" calcext:value-type="float">
            <text:p>1647.2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50808" calcext:value-type="float">
            <text:p>1647.0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36736" calcext:value-type="float">
            <text:p>1647.2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602496" calcext:value-type="float">
            <text:p>1647.6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965208" calcext:value-type="float">
            <text:p>1647.9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202952" calcext:value-type="float">
            <text:p>1648.2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17024" calcext:value-type="float">
            <text:p>1648.0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12808" calcext:value-type="float">
            <text:p>1647.8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95816" calcext:value-type="float">
            <text:p>1647.4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27008" calcext:value-type="float">
            <text:p>1647.1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691144" calcext:value-type="float">
            <text:p>1646.6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42292" calcext:value-type="float">
            <text:p>1646.4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553984" calcext:value-type="float">
            <text:p>1646.5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614944" calcext:value-type="float">
            <text:p>1646.6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672856" calcext:value-type="float">
            <text:p>1646.6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810016" calcext:value-type="float">
            <text:p>1646.8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75192" calcext:value-type="float">
            <text:p>1647.0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79408" calcext:value-type="float">
            <text:p>1647.2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95816" calcext:value-type="float">
            <text:p>1647.4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73184" calcext:value-type="float">
            <text:p>1647.7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5548" calcext:value-type="float">
            <text:p>1647.8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61164" calcext:value-type="float">
            <text:p>1647.6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58656" calcext:value-type="float">
            <text:p>1647.3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22792" calcext:value-type="float">
            <text:p>1646.9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553984" calcext:value-type="float">
            <text:p>1646.5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63628" calcext:value-type="float">
            <text:p>1646.6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694192" calcext:value-type="float">
            <text:p>1646.6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761248" calcext:value-type="float">
            <text:p>1646.7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764296" calcext:value-type="float">
            <text:p>1646.7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47176" calcext:value-type="float">
            <text:p>1646.9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5632" calcext:value-type="float">
            <text:p>1646.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53856" calcext:value-type="float">
            <text:p>1647.0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60536" calcext:value-type="float">
            <text:p>1647.1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73312" calcext:value-type="float">
            <text:p>1647.2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678" calcext:value-type="float">
            <text:p>1647.3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1352" calcext:value-type="float">
            <text:p>1647.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93352" calcext:value-type="float">
            <text:p>1647.5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51848" calcext:value-type="float">
            <text:p>1647.7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76816" calcext:value-type="float">
            <text:p>1647.8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50552" calcext:value-type="float">
            <text:p>1648.0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209048" calcext:value-type="float">
            <text:p>1648.2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562616" calcext:value-type="float">
            <text:p>1648.5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53344" calcext:value-type="float">
            <text:p>1649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014" calcext:value-type="float">
            <text:p>1649.5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6512" calcext:value-type="float">
            <text:p>1650.0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956" calcext:value-type="float">
            <text:p>1650.0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68328" calcext:value-type="float">
            <text:p>1650.0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71376" calcext:value-type="float">
            <text:p>1650.0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20144" calcext:value-type="float">
            <text:p>1650.1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052" calcext:value-type="float">
            <text:p>1650.0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07952" calcext:value-type="float">
            <text:p>1650.1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50624" calcext:value-type="float">
            <text:p>1650.1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08536" calcext:value-type="float">
            <text:p>1650.2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51208" calcext:value-type="float">
            <text:p>1650.2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4816" calcext:value-type="float">
            <text:p>1650.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75592" calcext:value-type="float">
            <text:p>1650.2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72544" calcext:value-type="float">
            <text:p>1650.2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69496" calcext:value-type="float">
            <text:p>1650.2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72544" calcext:value-type="float">
            <text:p>1650.2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69496" calcext:value-type="float">
            <text:p>1650.2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69496" calcext:value-type="float">
            <text:p>1650.2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69496" calcext:value-type="float">
            <text:p>1650.2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303024" calcext:value-type="float">
            <text:p>1650.3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84736" calcext:value-type="float">
            <text:p>1650.2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57304" calcext:value-type="float">
            <text:p>1650.2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72544" calcext:value-type="float">
            <text:p>1650.2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75592" calcext:value-type="float">
            <text:p>1650.2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81688" calcext:value-type="float">
            <text:p>1650.2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90832" calcext:value-type="float">
            <text:p>1650.2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84736" calcext:value-type="float">
            <text:p>1650.2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81688" calcext:value-type="float">
            <text:p>1650.2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75592" calcext:value-type="float">
            <text:p>1650.2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72544" calcext:value-type="float">
            <text:p>1650.2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69496" calcext:value-type="float">
            <text:p>1650.2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72544" calcext:value-type="float">
            <text:p>1650.2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634" calcext:value-type="float">
            <text:p>1650.2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69496" calcext:value-type="float">
            <text:p>1650.2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75592" calcext:value-type="float">
            <text:p>1650.2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57304" calcext:value-type="float">
            <text:p>1650.2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84736" calcext:value-type="float">
            <text:p>1650.2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69496" calcext:value-type="float">
            <text:p>1650.2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54256" calcext:value-type="float">
            <text:p>1650.2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35968" calcext:value-type="float">
            <text:p>1650.2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51208" calcext:value-type="float">
            <text:p>1650.2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54256" calcext:value-type="float">
            <text:p>1650.2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42064" calcext:value-type="float">
            <text:p>1650.2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51208" calcext:value-type="float">
            <text:p>1650.2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20728" calcext:value-type="float">
            <text:p>1650.2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23776" calcext:value-type="float">
            <text:p>1650.2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29872" calcext:value-type="float">
            <text:p>1650.2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84152" calcext:value-type="float">
            <text:p>1650.1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81104" calcext:value-type="float">
            <text:p>1650.1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50624" calcext:value-type="float">
            <text:p>1650.1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20144" calcext:value-type="float">
            <text:p>1650.1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9184" calcext:value-type="float">
            <text:p>1650.0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9184" calcext:value-type="float">
            <text:p>1650.0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68328" calcext:value-type="float">
            <text:p>1650.0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37848" calcext:value-type="float">
            <text:p>1650.0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77472" calcext:value-type="float">
            <text:p>1650.0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74424" calcext:value-type="float">
            <text:p>1650.0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74424" calcext:value-type="float">
            <text:p>1650.0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004" calcext:value-type="float">
            <text:p>1650.0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2712" calcext:value-type="float">
            <text:p>1650.0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44528" calcext:value-type="float">
            <text:p>1650.1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84152" calcext:value-type="float">
            <text:p>1650.1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39016" calcext:value-type="float">
            <text:p>1650.2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51208" calcext:value-type="float">
            <text:p>1650.2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72544" calcext:value-type="float">
            <text:p>1650.2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9388" calcext:value-type="float">
            <text:p>1650.2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81688" calcext:value-type="float">
            <text:p>1650.2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72544" calcext:value-type="float">
            <text:p>1650.2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90832" calcext:value-type="float">
            <text:p>1650.2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99976" calcext:value-type="float">
            <text:p>1650.2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306072" calcext:value-type="float">
            <text:p>1650.3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66448" calcext:value-type="float">
            <text:p>1650.2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51208" calcext:value-type="float">
            <text:p>1650.2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9388" calcext:value-type="float">
            <text:p>1650.2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90832" calcext:value-type="float">
            <text:p>1650.2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3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45112" calcext:value-type="float">
            <text:p>1650.2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72544" calcext:value-type="float">
            <text:p>1650.2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23776" calcext:value-type="float">
            <text:p>1650.2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1768" calcext:value-type="float">
            <text:p>1650.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29872" calcext:value-type="float">
            <text:p>1650.2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23776" calcext:value-type="float">
            <text:p>1650.2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57304" calcext:value-type="float">
            <text:p>1650.2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29288" calcext:value-type="float">
            <text:p>1650.1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04904" calcext:value-type="float">
            <text:p>1650.1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576" calcext:value-type="float">
            <text:p>1650.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0896" calcext:value-type="float">
            <text:p>1650.0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3464" calcext:value-type="float">
            <text:p>1650.0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3568" calcext:value-type="float">
            <text:p>1650.0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5672" calcext:value-type="float">
            <text:p>1650.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23192" calcext:value-type="float">
            <text:p>1650.1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07952" calcext:value-type="float">
            <text:p>1650.1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6528" calcext:value-type="float">
            <text:p>1650.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78056" calcext:value-type="float">
            <text:p>1650.1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53672" calcext:value-type="float">
            <text:p>1650.1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872" calcext:value-type="float">
            <text:p>1650.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44528" calcext:value-type="float">
            <text:p>1650.1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65864" calcext:value-type="float">
            <text:p>1650.1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59768" calcext:value-type="float">
            <text:p>1650.1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45112" calcext:value-type="float">
            <text:p>1650.2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45112" calcext:value-type="float">
            <text:p>1650.2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17096" calcext:value-type="float">
            <text:p>1650.1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62816" calcext:value-type="float">
            <text:p>1650.1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14632" calcext:value-type="float">
            <text:p>1650.2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51208" calcext:value-type="float">
            <text:p>1650.2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0244" calcext:value-type="float">
            <text:p>1650.2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8808" calcext:value-type="float">
            <text:p>1650.0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71376" calcext:value-type="float">
            <text:p>1650.0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8808" calcext:value-type="float">
            <text:p>1650.0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23192" calcext:value-type="float">
            <text:p>1650.1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32336" calcext:value-type="float">
            <text:p>1650.1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348" calcext:value-type="float">
            <text:p>1650.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68328" calcext:value-type="float">
            <text:p>1650.0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23192" calcext:value-type="float">
            <text:p>1650.1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23192" calcext:value-type="float">
            <text:p>1650.1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3088" calcext:value-type="float">
            <text:p>1650.0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6992" calcext:value-type="float">
            <text:p>1650.0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3944" calcext:value-type="float">
            <text:p>1650.0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71376" calcext:value-type="float">
            <text:p>1650.0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4148" calcext:value-type="float">
            <text:p>1650.1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5672" calcext:value-type="float">
            <text:p>1650.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4148" calcext:value-type="float">
            <text:p>1650.1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68912" calcext:value-type="float">
            <text:p>1650.1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3944" calcext:value-type="float">
            <text:p>1650.0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0432" calcext:value-type="float">
            <text:p>1650.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9664" calcext:value-type="float">
            <text:p>1650.0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07952" calcext:value-type="float">
            <text:p>1650.1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22608" calcext:value-type="float">
            <text:p>1650.0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6992" calcext:value-type="float">
            <text:p>1650.0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01856" calcext:value-type="float">
            <text:p>1650.1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8808" calcext:value-type="float">
            <text:p>1650.0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50624" calcext:value-type="float">
            <text:p>1650.1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4148" calcext:value-type="float">
            <text:p>1650.1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11" calcext:value-type="float">
            <text:p>1650.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3568" calcext:value-type="float">
            <text:p>1650.0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3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29288" calcext:value-type="float">
            <text:p>1650.1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62816" calcext:value-type="float">
            <text:p>1650.1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68912" calcext:value-type="float">
            <text:p>1650.1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7196" calcext:value-type="float">
            <text:p>1650.1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53672" calcext:value-type="float">
            <text:p>1650.1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07952" calcext:value-type="float">
            <text:p>1650.1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956" calcext:value-type="float">
            <text:p>1650.0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31752" calcext:value-type="float">
            <text:p>1650.0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576" calcext:value-type="float">
            <text:p>1650.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22608" calcext:value-type="float">
            <text:p>1650.0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25656" calcext:value-type="float">
            <text:p>1650.0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07368" calcext:value-type="float">
            <text:p>1650.0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6032" calcext:value-type="float">
            <text:p>1649.9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0792" calcext:value-type="float">
            <text:p>1649.9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0792" calcext:value-type="float">
            <text:p>1649.9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86" calcext:value-type="float">
            <text:p>1649.9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2812" calcext:value-type="float">
            <text:p>1649.9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31168" calcext:value-type="float">
            <text:p>1649.9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0312" calcext:value-type="float">
            <text:p>1649.9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908" calcext:value-type="float">
            <text:p>1649.9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384" calcext:value-type="float">
            <text:p>1649.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9936" calcext:value-type="float">
            <text:p>1649.9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9456" calcext:value-type="float">
            <text:p>1649.9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31168" calcext:value-type="float">
            <text:p>1649.9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9456" calcext:value-type="float">
            <text:p>1649.9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6408" calcext:value-type="float">
            <text:p>1649.9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0312" calcext:value-type="float">
            <text:p>1649.9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288" calcext:value-type="float">
            <text:p>1649.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8976" calcext:value-type="float">
            <text:p>1649.9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8976" calcext:value-type="float">
            <text:p>1649.9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8016" calcext:value-type="float">
            <text:p>1649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11712" calcext:value-type="float">
            <text:p>1649.7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78184" calcext:value-type="float">
            <text:p>1649.6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08664" calcext:value-type="float">
            <text:p>1649.7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4524" calcext:value-type="float">
            <text:p>1649.7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94008" calcext:value-type="float">
            <text:p>1649.7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3464" calcext:value-type="float">
            <text:p>1650.0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908" calcext:value-type="float">
            <text:p>1649.9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9936" calcext:value-type="float">
            <text:p>1649.9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67744" calcext:value-type="float">
            <text:p>1649.9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9456" calcext:value-type="float">
            <text:p>1649.9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5552" calcext:value-type="float">
            <text:p>1649.9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5552" calcext:value-type="float">
            <text:p>1649.9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86" calcext:value-type="float">
            <text:p>1649.9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384" calcext:value-type="float">
            <text:p>1649.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5176" calcext:value-type="float">
            <text:p>1649.9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0792" calcext:value-type="float">
            <text:p>1649.9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37264" calcext:value-type="float">
            <text:p>1649.9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9456" calcext:value-type="float">
            <text:p>1649.9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64696" calcext:value-type="float">
            <text:p>1649.9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384" calcext:value-type="float">
            <text:p>1649.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6888" calcext:value-type="float">
            <text:p>1649.9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336" calcext:value-type="float">
            <text:p>1649.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37264" calcext:value-type="float">
            <text:p>1649.9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336" calcext:value-type="float">
            <text:p>1649.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67744" calcext:value-type="float">
            <text:p>1649.9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2984" calcext:value-type="float">
            <text:p>1649.9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64696" calcext:value-type="float">
            <text:p>1649.9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9456" calcext:value-type="float">
            <text:p>1649.9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0312" calcext:value-type="float">
            <text:p>1649.9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2-0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86" calcext:value-type="float">
            <text:p>1649.9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2504" calcext:value-type="float">
            <text:p>1649.9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67744" calcext:value-type="float">
            <text:p>1649.9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2128" calcext:value-type="float">
            <text:p>1649.9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2128" calcext:value-type="float">
            <text:p>1649.9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37264" calcext:value-type="float">
            <text:p>1649.9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8976" calcext:value-type="float">
            <text:p>1649.9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5928" calcext:value-type="float">
            <text:p>1649.9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2812" calcext:value-type="float">
            <text:p>1649.9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25072" calcext:value-type="float">
            <text:p>1649.9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22024" calcext:value-type="float">
            <text:p>1649.9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1544" calcext:value-type="float">
            <text:p>1649.8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6304" calcext:value-type="float">
            <text:p>1649.8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8016" calcext:value-type="float">
            <text:p>1649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88496" calcext:value-type="float">
            <text:p>1649.8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6304" calcext:value-type="float">
            <text:p>1649.8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24488" calcext:value-type="float">
            <text:p>1649.8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00104" calcext:value-type="float">
            <text:p>1649.8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2296" calcext:value-type="float">
            <text:p>1649.8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5344" calcext:value-type="float">
            <text:p>1649.8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062" calcext:value-type="float">
            <text:p>1649.8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97056" calcext:value-type="float">
            <text:p>1649.7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7572" calcext:value-type="float">
            <text:p>1649.7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9624" calcext:value-type="float">
            <text:p>1649.7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3528" calcext:value-type="float">
            <text:p>1649.7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6576" calcext:value-type="float">
            <text:p>1649.7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54384" calcext:value-type="float">
            <text:p>1649.7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23904" calcext:value-type="float">
            <text:p>1649.7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9952" calcext:value-type="float">
            <text:p>1649.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93424" calcext:value-type="float">
            <text:p>1649.6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93424" calcext:value-type="float">
            <text:p>1649.6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78184" calcext:value-type="float">
            <text:p>1649.6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78184" calcext:value-type="float">
            <text:p>1649.6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4656" calcext:value-type="float">
            <text:p>1649.6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14176" calcext:value-type="float">
            <text:p>1649.6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0808" calcext:value-type="float">
            <text:p>1649.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7704" calcext:value-type="float">
            <text:p>1649.6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7704" calcext:value-type="float">
            <text:p>1649.6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80648" calcext:value-type="float">
            <text:p>1649.5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75136" calcext:value-type="float">
            <text:p>1649.6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93424" calcext:value-type="float">
            <text:p>1649.6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87328" calcext:value-type="float">
            <text:p>1649.6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0752" calcext:value-type="float">
            <text:p>1649.6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1608" calcext:value-type="float">
            <text:p>1649.6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4656" calcext:value-type="float">
            <text:p>1649.6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38" calcext:value-type="float">
            <text:p>1649.6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9416" calcext:value-type="float">
            <text:p>1649.6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17224" calcext:value-type="float">
            <text:p>1649.6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01984" calcext:value-type="float">
            <text:p>1649.6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74552" calcext:value-type="float">
            <text:p>1649.5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50168" calcext:value-type="float">
            <text:p>1649.5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53216" calcext:value-type="float">
            <text:p>1649.5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28832" calcext:value-type="float">
            <text:p>1649.5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513592" calcext:value-type="float">
            <text:p>1649.5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95304" calcext:value-type="float">
            <text:p>1649.4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64824" calcext:value-type="float">
            <text:p>1649.4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46536" calcext:value-type="float">
            <text:p>1649.4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19104" calcext:value-type="float">
            <text:p>1649.4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406912" calcext:value-type="float">
            <text:p>1649.4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97768" calcext:value-type="float">
            <text:p>1649.3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67288" calcext:value-type="float">
            <text:p>1649.3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36808" calcext:value-type="float">
            <text:p>1649.3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312424" calcext:value-type="float">
            <text:p>1649.3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84992" calcext:value-type="float">
            <text:p>1649.2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60608" calcext:value-type="float">
            <text:p>1649.2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251464" calcext:value-type="float">
            <text:p>1649.2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90504" calcext:value-type="float">
            <text:p>1649.1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44784" calcext:value-type="float">
            <text:p>1649.1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26496" calcext:value-type="float">
            <text:p>1649.1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96016" calcext:value-type="float">
            <text:p>1649.0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019816" calcext:value-type="float">
            <text:p>1649.0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949712" calcext:value-type="float">
            <text:p>1648.9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82656" calcext:value-type="float">
            <text:p>1648.8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80036" calcext:value-type="float">
            <text:p>1648.8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6988" calcext:value-type="float">
            <text:p>1648.7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699776" calcext:value-type="float">
            <text:p>1648.6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61748" calcext:value-type="float">
            <text:p>1648.6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504704" calcext:value-type="float">
            <text:p>1648.5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0412" calcext:value-type="float">
            <text:p>1648.4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248672" calcext:value-type="float">
            <text:p>1648.2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81032" calcext:value-type="float">
            <text:p>1648.0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82912" calcext:value-type="float">
            <text:p>1647.8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629928" calcext:value-type="float">
            <text:p>1647.6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2208" calcext:value-type="float">
            <text:p>1647.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2584" calcext:value-type="float">
            <text:p>1646.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584464" calcext:value-type="float">
            <text:p>1646.5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617992" calcext:value-type="float">
            <text:p>1646.6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755152" calcext:value-type="float">
            <text:p>1646.7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874024" calcext:value-type="float">
            <text:p>1646.8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41664" calcext:value-type="float">
            <text:p>1647.0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916" calcext:value-type="float">
            <text:p>1647.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75064" calcext:value-type="float">
            <text:p>1647.5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919488" calcext:value-type="float">
            <text:p>1647.9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126752" calcext:value-type="float">
            <text:p>1648.1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99264" calcext:value-type="float">
            <text:p>1647.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06712" calcext:value-type="float">
            <text:p>1647.8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47632" calcext:value-type="float">
            <text:p>1647.5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12352" calcext:value-type="float">
            <text:p>1647.2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4108" calcext:value-type="float">
            <text:p>1646.9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63" calcext:value-type="float">
            <text:p>1647.0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09888" calcext:value-type="float">
            <text:p>1647.3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684792" calcext:value-type="float">
            <text:p>1647.6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46336" calcext:value-type="float">
            <text:p>1647.8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608592" calcext:value-type="float">
            <text:p>1647.6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67216" calcext:value-type="float">
            <text:p>1647.2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106" calcext:value-type="float">
            <text:p>1646.9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22792" calcext:value-type="float">
            <text:p>1646.9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87384" calcext:value-type="float">
            <text:p>1647.0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40368" calcext:value-type="float">
            <text:p>1647.3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30512" calcext:value-type="float">
            <text:p>1647.7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959112" calcext:value-type="float">
            <text:p>1647.9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488" calcext:value-type="float">
            <text:p>1647.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1352" calcext:value-type="float">
            <text:p>1647.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63" calcext:value-type="float">
            <text:p>1647.0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03208" calcext:value-type="float">
            <text:p>1647.2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0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5068" calcext:value-type="float">
            <text:p>1647.5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64212" calcext:value-type="float">
            <text:p>1647.6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03792" calcext:value-type="float">
            <text:p>1647.3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858784" calcext:value-type="float">
            <text:p>1646.8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596656" calcext:value-type="float">
            <text:p>1646.5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62104" calcext:value-type="float">
            <text:p>1646.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602752" calcext:value-type="float">
            <text:p>1646.6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84964" calcext:value-type="float">
            <text:p>1646.8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23376" calcext:value-type="float">
            <text:p>1647.0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75776" calcext:value-type="float">
            <text:p>1647.1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25712" calcext:value-type="float">
            <text:p>1647.4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85376" calcext:value-type="float">
            <text:p>1647.7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94692" calcext:value-type="float">
            <text:p>1647.9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1832" calcext:value-type="float">
            <text:p>1647.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3732" calcext:value-type="float">
            <text:p>1647.3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1728" calcext:value-type="float">
            <text:p>1647.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03792" calcext:value-type="float">
            <text:p>1647.3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568968" calcext:value-type="float">
            <text:p>1647.5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82912" calcext:value-type="float">
            <text:p>1647.8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773184" calcext:value-type="float">
            <text:p>1647.7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37904" calcext:value-type="float">
            <text:p>1647.4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066048" calcext:value-type="float">
            <text:p>1647.0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922792" calcext:value-type="float">
            <text:p>1646.9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127008" calcext:value-type="float">
            <text:p>1647.1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270264" calcext:value-type="float">
            <text:p>1647.2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35256" calcext:value-type="float">
            <text:p>1647.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456192" calcext:value-type="float">
            <text:p>1647.4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684792" calcext:value-type="float">
            <text:p>1647.6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7.889008" calcext:value-type="float">
            <text:p>1647.8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093224" calcext:value-type="float">
            <text:p>1648.0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431552" calcext:value-type="float">
            <text:p>1648.4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8.730256" calcext:value-type="float">
            <text:p>1648.7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75264" calcext:value-type="float">
            <text:p>1649.1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36096" calcext:value-type="float">
            <text:p>1649.7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01272" calcext:value-type="float">
            <text:p>1650.0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01856" calcext:value-type="float">
            <text:p>1650.1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53672" calcext:value-type="float">
            <text:p>1650.1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4148" calcext:value-type="float">
            <text:p>1650.1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576" calcext:value-type="float">
            <text:p>1650.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3568" calcext:value-type="float">
            <text:p>1650.0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2712" calcext:value-type="float">
            <text:p>1650.0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052" calcext:value-type="float">
            <text:p>1650.0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6616" calcext:value-type="float">
            <text:p>1650.0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6616" calcext:value-type="float">
            <text:p>1650.0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71376" calcext:value-type="float">
            <text:p>1650.0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04904" calcext:value-type="float">
            <text:p>1650.1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04904" calcext:value-type="float">
            <text:p>1650.1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9664" calcext:value-type="float">
            <text:p>1650.0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576" calcext:value-type="float">
            <text:p>1650.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3568" calcext:value-type="float">
            <text:p>1650.0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2712" calcext:value-type="float">
            <text:p>1650.0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32336" calcext:value-type="float">
            <text:p>1650.1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11584" calcext:value-type="float">
            <text:p>1650.2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7864" calcext:value-type="float">
            <text:p>1650.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96928" calcext:value-type="float">
            <text:p>1650.2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99976" calcext:value-type="float">
            <text:p>1650.2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60352" calcext:value-type="float">
            <text:p>1650.2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634" calcext:value-type="float">
            <text:p>1650.2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72544" calcext:value-type="float">
            <text:p>1650.2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87784" calcext:value-type="float">
            <text:p>1650.2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303024" calcext:value-type="float">
            <text:p>1650.3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96928" calcext:value-type="float">
            <text:p>1650.2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87784" calcext:value-type="float">
            <text:p>1650.2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45112" calcext:value-type="float">
            <text:p>1650.2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1768" calcext:value-type="float">
            <text:p>1650.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26824" calcext:value-type="float">
            <text:p>1650.2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4816" calcext:value-type="float">
            <text:p>1650.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312168" calcext:value-type="float">
            <text:p>1650.3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312168" calcext:value-type="float">
            <text:p>1650.3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30912" calcext:value-type="float">
            <text:p>1650.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312168" calcext:value-type="float">
            <text:p>1650.3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99976" calcext:value-type="float">
            <text:p>1650.2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9388" calcext:value-type="float">
            <text:p>1650.2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87784" calcext:value-type="float">
            <text:p>1650.2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96344" calcext:value-type="float">
            <text:p>1650.1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7196" calcext:value-type="float">
            <text:p>1650.1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42064" calcext:value-type="float">
            <text:p>1650.2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23776" calcext:value-type="float">
            <text:p>1650.2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1768" calcext:value-type="float">
            <text:p>1650.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26824" calcext:value-type="float">
            <text:p>1650.2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60352" calcext:value-type="float">
            <text:p>1650.2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96928" calcext:value-type="float">
            <text:p>1650.2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84736" calcext:value-type="float">
            <text:p>1650.2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69496" calcext:value-type="float">
            <text:p>1650.2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96928" calcext:value-type="float">
            <text:p>1650.2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9388" calcext:value-type="float">
            <text:p>1650.2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72544" calcext:value-type="float">
            <text:p>1650.2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72544" calcext:value-type="float">
            <text:p>1650.2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69496" calcext:value-type="float">
            <text:p>1650.2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72544" calcext:value-type="float">
            <text:p>1650.2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90832" calcext:value-type="float">
            <text:p>1650.2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312168" calcext:value-type="float">
            <text:p>1650.3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312168" calcext:value-type="float">
            <text:p>1650.3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306072" calcext:value-type="float">
            <text:p>1650.3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9388" calcext:value-type="float">
            <text:p>1650.2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84736" calcext:value-type="float">
            <text:p>1650.2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84736" calcext:value-type="float">
            <text:p>1650.2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90832" calcext:value-type="float">
            <text:p>1650.2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87784" calcext:value-type="float">
            <text:p>1650.2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81688" calcext:value-type="float">
            <text:p>1650.2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303024" calcext:value-type="float">
            <text:p>1650.3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84736" calcext:value-type="float">
            <text:p>1650.2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69496" calcext:value-type="float">
            <text:p>1650.2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81688" calcext:value-type="float">
            <text:p>1650.2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81688" calcext:value-type="float">
            <text:p>1650.2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90832" calcext:value-type="float">
            <text:p>1650.2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90832" calcext:value-type="float">
            <text:p>1650.2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87784" calcext:value-type="float">
            <text:p>1650.2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634" calcext:value-type="float">
            <text:p>1650.2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57304" calcext:value-type="float">
            <text:p>1650.2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69496" calcext:value-type="float">
            <text:p>1650.2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634" calcext:value-type="float">
            <text:p>1650.2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54256" calcext:value-type="float">
            <text:p>1650.2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51208" calcext:value-type="float">
            <text:p>1650.2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51208" calcext:value-type="float">
            <text:p>1650.2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45112" calcext:value-type="float">
            <text:p>1650.2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3292" calcext:value-type="float">
            <text:p>1650.2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11584" calcext:value-type="float">
            <text:p>1650.2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20728" calcext:value-type="float">
            <text:p>1650.2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20728" calcext:value-type="float">
            <text:p>1650.2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26824" calcext:value-type="float">
            <text:p>1650.2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42064" calcext:value-type="float">
            <text:p>1650.2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14632" calcext:value-type="float">
            <text:p>1650.2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05488" calcext:value-type="float">
            <text:p>1650.2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14632" calcext:value-type="float">
            <text:p>1650.2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26824" calcext:value-type="float">
            <text:p>1650.2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14632" calcext:value-type="float">
            <text:p>1650.2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26824" calcext:value-type="float">
            <text:p>1650.2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20728" calcext:value-type="float">
            <text:p>1650.2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4-0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11584" calcext:value-type="float">
            <text:p>1650.2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39016" calcext:value-type="float">
            <text:p>1650.2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51208" calcext:value-type="float">
            <text:p>1650.2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54256" calcext:value-type="float">
            <text:p>1650.2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42064" calcext:value-type="float">
            <text:p>1650.2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29872" calcext:value-type="float">
            <text:p>1650.2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3292" calcext:value-type="float">
            <text:p>1650.2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45112" calcext:value-type="float">
            <text:p>1650.2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29872" calcext:value-type="float">
            <text:p>1650.2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3292" calcext:value-type="float">
            <text:p>1650.2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3292" calcext:value-type="float">
            <text:p>1650.2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08536" calcext:value-type="float">
            <text:p>1650.2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84152" calcext:value-type="float">
            <text:p>1650.1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81104" calcext:value-type="float">
            <text:p>1650.1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90248" calcext:value-type="float">
            <text:p>1650.1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90248" calcext:value-type="float">
            <text:p>1650.1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78056" calcext:value-type="float">
            <text:p>1650.1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84152" calcext:value-type="float">
            <text:p>1650.1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0244" calcext:value-type="float">
            <text:p>1650.2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96344" calcext:value-type="float">
            <text:p>1650.1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08536" calcext:value-type="float">
            <text:p>1650.2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78056" calcext:value-type="float">
            <text:p>1650.1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7196" calcext:value-type="float">
            <text:p>1650.1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90248" calcext:value-type="float">
            <text:p>1650.1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96344" calcext:value-type="float">
            <text:p>1650.1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1768" calcext:value-type="float">
            <text:p>1650.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214632" calcext:value-type="float">
            <text:p>1650.2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872" calcext:value-type="float">
            <text:p>1650.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78056" calcext:value-type="float">
            <text:p>1650.1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68912" calcext:value-type="float">
            <text:p>1650.1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84152" calcext:value-type="float">
            <text:p>1650.1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65864" calcext:value-type="float">
            <text:p>1650.1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78056" calcext:value-type="float">
            <text:p>1650.1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62816" calcext:value-type="float">
            <text:p>1650.1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62816" calcext:value-type="float">
            <text:p>1650.1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5672" calcext:value-type="float">
            <text:p>1650.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53672" calcext:value-type="float">
            <text:p>1650.1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59768" calcext:value-type="float">
            <text:p>1650.1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53672" calcext:value-type="float">
            <text:p>1650.1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65864" calcext:value-type="float">
            <text:p>1650.1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44528" calcext:value-type="float">
            <text:p>1650.1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5672" calcext:value-type="float">
            <text:p>1650.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5672" calcext:value-type="float">
            <text:p>1650.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84152" calcext:value-type="float">
            <text:p>1650.1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68912" calcext:value-type="float">
            <text:p>1650.1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65864" calcext:value-type="float">
            <text:p>1650.1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78056" calcext:value-type="float">
            <text:p>1650.1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7196" calcext:value-type="float">
            <text:p>1650.1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62816" calcext:value-type="float">
            <text:p>1650.1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47576" calcext:value-type="float">
            <text:p>1650.1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1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47576" calcext:value-type="float">
            <text:p>1650.1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47576" calcext:value-type="float">
            <text:p>1650.1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38432" calcext:value-type="float">
            <text:p>1650.1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29288" calcext:value-type="float">
            <text:p>1650.1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32336" calcext:value-type="float">
            <text:p>1650.1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4148" calcext:value-type="float">
            <text:p>1650.1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2624" calcext:value-type="float">
            <text:p>1650.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35384" calcext:value-type="float">
            <text:p>1650.1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32336" calcext:value-type="float">
            <text:p>1650.1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59768" calcext:value-type="float">
            <text:p>1650.1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5672" calcext:value-type="float">
            <text:p>1650.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32336" calcext:value-type="float">
            <text:p>1650.1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47576" calcext:value-type="float">
            <text:p>1650.1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2624" calcext:value-type="float">
            <text:p>1650.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01856" calcext:value-type="float">
            <text:p>1650.1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2712" calcext:value-type="float">
            <text:p>1650.0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576" calcext:value-type="float">
            <text:p>1650.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01856" calcext:value-type="float">
            <text:p>1650.1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35384" calcext:value-type="float">
            <text:p>1650.1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14048" calcext:value-type="float">
            <text:p>1650.1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2712" calcext:value-type="float">
            <text:p>1650.0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6616" calcext:value-type="float">
            <text:p>1650.0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14048" calcext:value-type="float">
            <text:p>1650.1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9664" calcext:value-type="float">
            <text:p>1650.0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576" calcext:value-type="float">
            <text:p>1650.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3568" calcext:value-type="float">
            <text:p>1650.0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8808" calcext:value-type="float">
            <text:p>1650.0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01856" calcext:value-type="float">
            <text:p>1650.1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107952" calcext:value-type="float">
            <text:p>1650.1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6616" calcext:value-type="float">
            <text:p>1650.0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052" calcext:value-type="float">
            <text:p>1650.0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3568" calcext:value-type="float">
            <text:p>1650.0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3568" calcext:value-type="float">
            <text:p>1650.0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3568" calcext:value-type="float">
            <text:p>1650.0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2712" calcext:value-type="float">
            <text:p>1650.0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9576" calcext:value-type="float">
            <text:p>1650.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6616" calcext:value-type="float">
            <text:p>1650.0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052" calcext:value-type="float">
            <text:p>1650.0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6528" calcext:value-type="float">
            <text:p>1650.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3944" calcext:value-type="float">
            <text:p>1650.0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37848" calcext:value-type="float">
            <text:p>1650.0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31752" calcext:value-type="float">
            <text:p>1650.0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28704" calcext:value-type="float">
            <text:p>1650.0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004" calcext:value-type="float">
            <text:p>1650.0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9184" calcext:value-type="float">
            <text:p>1650.0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71376" calcext:value-type="float">
            <text:p>1650.0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28704" calcext:value-type="float">
            <text:p>1650.0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31752" calcext:value-type="float">
            <text:p>1650.0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68328" calcext:value-type="float">
            <text:p>1650.0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3088" calcext:value-type="float">
            <text:p>1650.0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6616" calcext:value-type="float">
            <text:p>1650.0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9664" calcext:value-type="float">
            <text:p>1650.0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3088" calcext:value-type="float">
            <text:p>1650.0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3088" calcext:value-type="float">
            <text:p>1650.0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3944" calcext:value-type="float">
            <text:p>1650.0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37848" calcext:value-type="float">
            <text:p>1650.0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0896" calcext:value-type="float">
            <text:p>1650.0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004" calcext:value-type="float">
            <text:p>1650.0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74424" calcext:value-type="float">
            <text:p>1650.0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68328" calcext:value-type="float">
            <text:p>1650.0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59184" calcext:value-type="float">
            <text:p>1650.0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6992" calcext:value-type="float">
            <text:p>1650.0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6992" calcext:value-type="float">
            <text:p>1650.0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40896" calcext:value-type="float">
            <text:p>1650.0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37848" calcext:value-type="float">
            <text:p>1650.0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3464" calcext:value-type="float">
            <text:p>1650.0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0416" calcext:value-type="float">
            <text:p>1650.0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5176" calcext:value-type="float">
            <text:p>1649.9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5176" calcext:value-type="float">
            <text:p>1649.9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0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07368" calcext:value-type="float">
            <text:p>1650.0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2128" calcext:value-type="float">
            <text:p>1649.9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5176" calcext:value-type="float">
            <text:p>1649.9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07368" calcext:value-type="float">
            <text:p>1650.0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07368" calcext:value-type="float">
            <text:p>1650.0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8224" calcext:value-type="float">
            <text:p>1649.9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908" calcext:value-type="float">
            <text:p>1649.9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0792" calcext:value-type="float">
            <text:p>1649.9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384" calcext:value-type="float">
            <text:p>1649.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5176" calcext:value-type="float">
            <text:p>1649.9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8224" calcext:value-type="float">
            <text:p>1649.9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2984" calcext:value-type="float">
            <text:p>1649.9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6888" calcext:value-type="float">
            <text:p>1649.9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67744" calcext:value-type="float">
            <text:p>1649.9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6032" calcext:value-type="float">
            <text:p>1649.9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9936" calcext:value-type="float">
            <text:p>1649.9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16512" calcext:value-type="float">
            <text:p>1650.0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07368" calcext:value-type="float">
            <text:p>1650.0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98224" calcext:value-type="float">
            <text:p>1649.9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0792" calcext:value-type="float">
            <text:p>1649.9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67744" calcext:value-type="float">
            <text:p>1649.9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86" calcext:value-type="float">
            <text:p>1649.9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9456" calcext:value-type="float">
            <text:p>1649.9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2984" calcext:value-type="float">
            <text:p>1649.9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6032" calcext:value-type="float">
            <text:p>1649.9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0792" calcext:value-type="float">
            <text:p>1649.9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64696" calcext:value-type="float">
            <text:p>1649.9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4336" calcext:value-type="float">
            <text:p>1649.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5552" calcext:value-type="float">
            <text:p>1649.9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384" calcext:value-type="float">
            <text:p>1649.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2984" calcext:value-type="float">
            <text:p>1649.9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9936" calcext:value-type="float">
            <text:p>1649.9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6888" calcext:value-type="float">
            <text:p>1649.9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0792" calcext:value-type="float">
            <text:p>1649.9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384" calcext:value-type="float">
            <text:p>1649.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86032" calcext:value-type="float">
            <text:p>1649.9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9936" calcext:value-type="float">
            <text:p>1649.9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0792" calcext:value-type="float">
            <text:p>1649.9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5552" calcext:value-type="float">
            <text:p>1649.9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0792" calcext:value-type="float">
            <text:p>1649.9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86" calcext:value-type="float">
            <text:p>1649.9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55552" calcext:value-type="float">
            <text:p>1649.9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61648" calcext:value-type="float">
            <text:p>1649.9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7384" calcext:value-type="float">
            <text:p>1649.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25072" calcext:value-type="float">
            <text:p>1649.9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2812" calcext:value-type="float">
            <text:p>1649.9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2812" calcext:value-type="float">
            <text:p>1649.9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22024" calcext:value-type="float">
            <text:p>1649.9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1288" calcext:value-type="float">
            <text:p>1649.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06784" calcext:value-type="float">
            <text:p>1649.9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85448" calcext:value-type="float">
            <text:p>1649.8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00688" calcext:value-type="float">
            <text:p>1649.9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4592" calcext:value-type="float">
            <text:p>1649.8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0208" calcext:value-type="float">
            <text:p>1649.8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4592" calcext:value-type="float">
            <text:p>1649.8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909832" calcext:value-type="float">
            <text:p>1649.9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4592" calcext:value-type="float">
            <text:p>1649.8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4592" calcext:value-type="float">
            <text:p>1649.8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9764" calcext:value-type="float">
            <text:p>1649.8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85448" calcext:value-type="float">
            <text:p>1649.8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85448" calcext:value-type="float">
            <text:p>1649.8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0208" calcext:value-type="float">
            <text:p>1649.8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88496" calcext:value-type="float">
            <text:p>1649.8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0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4968" calcext:value-type="float">
            <text:p>1649.8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0584" calcext:value-type="float">
            <text:p>1649.8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2296" calcext:value-type="float">
            <text:p>1649.8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00104" calcext:value-type="float">
            <text:p>1649.8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94008" calcext:value-type="float">
            <text:p>1649.7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03152" calcext:value-type="float">
            <text:p>1649.8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7572" calcext:value-type="float">
            <text:p>1649.7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54384" calcext:value-type="float">
            <text:p>1649.7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81816" calcext:value-type="float">
            <text:p>1649.7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062" calcext:value-type="float">
            <text:p>1649.8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84864" calcext:value-type="float">
            <text:p>1649.7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7572" calcext:value-type="float">
            <text:p>1649.7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09248" calcext:value-type="float">
            <text:p>1649.8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5824" calcext:value-type="float">
            <text:p>1649.8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03152" calcext:value-type="float">
            <text:p>1649.8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87912" calcext:value-type="float">
            <text:p>1649.7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9096" calcext:value-type="float">
            <text:p>1649.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97056" calcext:value-type="float">
            <text:p>1649.7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5344" calcext:value-type="float">
            <text:p>1649.8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5344" calcext:value-type="float">
            <text:p>1649.8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24488" calcext:value-type="float">
            <text:p>1649.8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81816" calcext:value-type="float">
            <text:p>1649.7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048" calcext:value-type="float">
            <text:p>1649.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048" calcext:value-type="float">
            <text:p>1649.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84864" calcext:value-type="float">
            <text:p>1649.7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23904" calcext:value-type="float">
            <text:p>1649.7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41608" calcext:value-type="float">
            <text:p>1649.6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36096" calcext:value-type="float">
            <text:p>1649.7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97056" calcext:value-type="float">
            <text:p>1649.7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94008" calcext:value-type="float">
            <text:p>1649.7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00104" calcext:value-type="float">
            <text:p>1649.8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00104" calcext:value-type="float">
            <text:p>1649.8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2296" calcext:value-type="float">
            <text:p>1649.8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062" calcext:value-type="float">
            <text:p>1649.8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42776" calcext:value-type="float">
            <text:p>1649.8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5344" calcext:value-type="float">
            <text:p>1649.8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87912" calcext:value-type="float">
            <text:p>1649.7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69624" calcext:value-type="float">
            <text:p>1649.7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5344" calcext:value-type="float">
            <text:p>1649.8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70208" calcext:value-type="float">
            <text:p>1649.8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5192" calcext:value-type="float">
            <text:p>1649.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716" calcext:value-type="float">
            <text:p>1649.8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716" calcext:value-type="float">
            <text:p>1649.8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61064" calcext:value-type="float">
            <text:p>1649.8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30584" calcext:value-type="float">
            <text:p>1649.8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815344" calcext:value-type="float">
            <text:p>1649.8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81816" calcext:value-type="float">
            <text:p>1649.7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23904" calcext:value-type="float">
            <text:p>1649.7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81232" calcext:value-type="float">
            <text:p>1649.6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6848" calcext:value-type="float">
            <text:p>1649.6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50752" calcext:value-type="float">
            <text:p>1649.6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78184" calcext:value-type="float">
            <text:p>1649.6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65992" calcext:value-type="float">
            <text:p>1649.6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20272" calcext:value-type="float">
            <text:p>1649.6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72088" calcext:value-type="float">
            <text:p>1649.6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20856" calcext:value-type="float">
            <text:p>1649.7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711712" calcext:value-type="float">
            <text:p>1649.7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8-0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678184" calcext:value-type="float">
            <text:p>1649.6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6.532648" calcext:value-type="float">
            <text:p>1646.5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4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9.178312" calcext:value-type="float">
            <text:p>1649.1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15-03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0.086616" calcext:value-type="float">
            <text:p>1650.0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616103591001</text:p>
          </table:table-cell>
          <table:table-cell office:value-type="string" calcext:value-type="string">
            <text:p>SC00705915CA LARA 3</text:p>
          </table:table-cell>
          <table:table-cell office:value-type="string" calcext:value-type="string">
            <text:p>200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4.694704" calcext:value-type="float">
            <text:p>1644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366" meta:object-count="0"/>
    <meta:user-defined meta:name="AppVersion">3.0</meta:user-defined>
  </office:meta>
</office:document-meta>
</file>